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83cm"/>
    </style:style>
    <style:style style:name="co2" style:family="table-column">
      <style:table-column-properties fo:break-before="auto" style:column-width="3.36cm"/>
    </style:style>
    <style:style style:name="co3" style:family="table-column">
      <style:table-column-properties fo:break-before="auto" style:column-width="3.254cm"/>
    </style:style>
    <style:style style:name="co4" style:family="table-column">
      <style:table-column-properties fo:break-before="auto" style:column-width="2.74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" style:family="table-cell" style:parent-style-name="Default">
      <style:table-cell-properties fo:border-bottom="0.74pt solid #000000" fo:background-color="#dddddd" fo:border-left="0.74pt solid #000000" fo:border-right="0.74pt solid #000000" fo:border-top="none"/>
    </style:style>
    <style:style style:name="ce8" style:family="table-cell" style:parent-style-name="Default">
      <style:table-cell-properties fo:background-color="#ddddd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3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K_Q4_savijanje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number-columns-repeated="50" table:default-cell-style-name="ce1"/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 table:number-columns-spanned="1" table:number-rows-spanned="12">
            <text:p>K1</text:p>
          </table:table-cell>
          <table:table-cell table:style-name="Default" office:value-type="float" office:value="51386.2364969136" calcext:value-type="float">
            <text:p>51386.2364969136</text:p>
          </table:table-cell>
          <table:table-cell table:style-name="Default" office:value-type="float" office:value="14494.0972222222" calcext:value-type="float">
            <text:p>14494.0972222222</text:p>
          </table:table-cell>
          <table:table-cell table:style-name="Default" office:value-type="float" office:value="-8861.74189814815" calcext:value-type="float">
            <text:p>-8861.74189814815</text:p>
          </table:table-cell>
          <table:table-cell table:style-name="Default" office:value-type="float" office:value="-10192.4864969136" calcext:value-type="float">
            <text:p>-10192.4864969136</text:p>
          </table:table-cell>
          <table:table-cell table:style-name="Default" office:value-type="float" office:value="6102.77777777778" calcext:value-type="float">
            <text:p>6102.77777777778</text:p>
          </table:table-cell>
          <table:table-cell table:style-name="Default" office:value-type="float" office:value="-8861.74189814815" calcext:value-type="float">
            <text:p>-8861.74189814815</text:p>
          </table:table-cell>
          <table:table-cell table:style-name="Default" office:value-type="float" office:value="-9673.32658179012" calcext:value-type="float">
            <text:p>-9673.32658179012</text:p>
          </table:table-cell>
          <table:table-cell table:style-name="Default" office:value-type="float" office:value="6102.77777777778" calcext:value-type="float">
            <text:p>6102.77777777778</text:p>
          </table:table-cell>
          <table:table-cell table:style-name="Default" office:value-type="float" office:value="-3057.74594907407" calcext:value-type="float">
            <text:p>-3057.74594907407</text:p>
          </table:table-cell>
          <table:table-cell table:style-name="Default" office:value-type="float" office:value="-31520.4234182099" calcext:value-type="float">
            <text:p>-31520.4234182099</text:p>
          </table:table-cell>
          <table:table-cell table:style-name="Default" office:value-type="float" office:value="14494.0972222222" calcext:value-type="float">
            <text:p>14494.0972222222</text:p>
          </table:table-cell>
          <table:table-cell table:style-name="Default" office:value-type="float" office:value="-3057.74594907407" calcext:value-type="float">
            <text:p>-3057.7459490740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14494.0972222222" calcext:value-type="float">
            <text:p>14494.0972222222</text:p>
          </table:table-cell>
          <table:table-cell table:style-name="Default" office:value-type="float" office:value="10171.2962962963" calcext:value-type="float">
            <text:p>10171.29629629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02.77777777778" calcext:value-type="float">
            <text:p>6102.77777777778</text:p>
          </table:table-cell>
          <table:table-cell table:style-name="Default" office:value-type="float" office:value="3559.9537037037" calcext:value-type="float">
            <text:p>3559.95370370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102.77777777778" calcext:value-type="float">
            <text:p>-6102.77777777778</text:p>
          </table:table-cell>
          <table:table-cell table:style-name="Default" office:value-type="float" office:value="2542.82407407407" calcext:value-type="float">
            <text:p>2542.824074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4494.0972222222" calcext:value-type="float">
            <text:p>-14494.0972222222</text:p>
          </table:table-cell>
          <table:table-cell table:style-name="Default" office:value-type="float" office:value="4322.80092592593" calcext:value-type="float">
            <text:p>4322.80092592593</text:p>
          </table:table-cell>
          <table:table-cell table:style-name="Default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8861.74189814815" calcext:value-type="float">
            <text:p>-8861.74189814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821.72685185185" calcext:value-type="float">
            <text:p>7821.72685185185</text:p>
          </table:table-cell>
          <table:table-cell table:style-name="Default" office:value-type="float" office:value="8861.74189814815" calcext:value-type="float">
            <text:p>8861.74189814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12.36342592593" calcext:value-type="float">
            <text:p>2812.36342592593</text:p>
          </table:table-cell>
          <table:table-cell table:style-name="Default" office:value-type="float" office:value="3057.74594907407" calcext:value-type="float">
            <text:p>3057.745949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55.43171296296" calcext:value-type="float">
            <text:p>1955.43171296296</text:p>
          </table:table-cell>
          <table:table-cell table:style-name="Default" office:value-type="float" office:value="-3057.74594907407" calcext:value-type="float">
            <text:p>-3057.745949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13.86342592593" calcext:value-type="float">
            <text:p>1713.86342592593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10192.4864969136" calcext:value-type="float">
            <text:p>-10192.4864969136</text:p>
          </table:table-cell>
          <table:table-cell table:style-name="Default" office:value-type="float" office:value="6102.77777777778" calcext:value-type="float">
            <text:p>6102.77777777778</text:p>
          </table:table-cell>
          <table:table-cell table:style-name="Default" office:value-type="float" office:value="8861.74189814815" calcext:value-type="float">
            <text:p>8861.74189814815</text:p>
          </table:table-cell>
          <table:table-cell table:style-name="Default" office:value-type="float" office:value="51386.2364969136" calcext:value-type="float">
            <text:p>51386.2364969136</text:p>
          </table:table-cell>
          <table:table-cell table:style-name="Default" office:value-type="float" office:value="14494.0972222222" calcext:value-type="float">
            <text:p>14494.0972222222</text:p>
          </table:table-cell>
          <table:table-cell table:style-name="Default" office:value-type="float" office:value="8861.74189814815" calcext:value-type="float">
            <text:p>8861.74189814815</text:p>
          </table:table-cell>
          <table:table-cell table:style-name="Default" office:value-type="float" office:value="-31520.4234182099" calcext:value-type="float">
            <text:p>-31520.4234182099</text:p>
          </table:table-cell>
          <table:table-cell table:style-name="Default" office:value-type="float" office:value="14494.0972222222" calcext:value-type="float">
            <text:p>14494.0972222222</text:p>
          </table:table-cell>
          <table:table-cell table:style-name="Default" office:value-type="float" office:value="3057.74594907407" calcext:value-type="float">
            <text:p>3057.74594907407</text:p>
          </table:table-cell>
          <table:table-cell table:style-name="Default" office:value-type="float" office:value="-9673.32658179012" calcext:value-type="float">
            <text:p>-9673.32658179012</text:p>
          </table:table-cell>
          <table:table-cell table:style-name="Default" office:value-type="float" office:value="6102.77777777778" calcext:value-type="float">
            <text:p>6102.77777777778</text:p>
          </table:table-cell>
          <table:table-cell table:style-name="Default" office:value-type="float" office:value="3057.74594907407" calcext:value-type="float">
            <text:p>3057.74594907407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6102.77777777778" calcext:value-type="float">
            <text:p>6102.77777777778</text:p>
          </table:table-cell>
          <table:table-cell table:style-name="Default" office:value-type="float" office:value="3559.9537037037" calcext:value-type="float">
            <text:p>3559.95370370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494.0972222222" calcext:value-type="float">
            <text:p>14494.0972222222</text:p>
          </table:table-cell>
          <table:table-cell table:style-name="Default" office:value-type="float" office:value="10171.2962962963" calcext:value-type="float">
            <text:p>10171.29629629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4494.0972222222" calcext:value-type="float">
            <text:p>-14494.0972222222</text:p>
          </table:table-cell>
          <table:table-cell table:style-name="Default" office:value-type="float" office:value="4322.80092592593" calcext:value-type="float">
            <text:p>4322.80092592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102.77777777778" calcext:value-type="float">
            <text:p>-6102.77777777778</text:p>
          </table:table-cell>
          <table:table-cell table:style-name="Default" office:value-type="float" office:value="2542.82407407407" calcext:value-type="float">
            <text:p>2542.82407407407</text:p>
          </table:table-cell>
          <table:table-cell table:style-name="Default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8861.74189814815" calcext:value-type="float">
            <text:p>-8861.74189814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12.36342592593" calcext:value-type="float">
            <text:p>2812.36342592593</text:p>
          </table:table-cell>
          <table:table-cell table:style-name="Default" office:value-type="float" office:value="8861.74189814815" calcext:value-type="float">
            <text:p>8861.74189814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821.72685185185" calcext:value-type="float">
            <text:p>7821.72685185185</text:p>
          </table:table-cell>
          <table:table-cell table:style-name="Default" office:value-type="float" office:value="3057.74594907407" calcext:value-type="float">
            <text:p>3057.745949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13.86342592593" calcext:value-type="float">
            <text:p>1713.86342592593</text:p>
          </table:table-cell>
          <table:table-cell table:style-name="Default" office:value-type="float" office:value="-3057.74594907407" calcext:value-type="float">
            <text:p>-3057.745949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55.43171296296" calcext:value-type="float">
            <text:p>1955.43171296296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9673.32658179012" calcext:value-type="float">
            <text:p>-9673.32658179012</text:p>
          </table:table-cell>
          <table:table-cell table:style-name="Default" office:value-type="float" office:value="-6102.77777777778" calcext:value-type="float">
            <text:p>-6102.77777777778</text:p>
          </table:table-cell>
          <table:table-cell table:style-name="Default" office:value-type="float" office:value="3057.74594907407" calcext:value-type="float">
            <text:p>3057.74594907407</text:p>
          </table:table-cell>
          <table:table-cell table:style-name="Default" office:value-type="float" office:value="-31520.4234182099" calcext:value-type="float">
            <text:p>-31520.4234182099</text:p>
          </table:table-cell>
          <table:table-cell table:style-name="Default" office:value-type="float" office:value="-14494.0972222222" calcext:value-type="float">
            <text:p>-14494.0972222222</text:p>
          </table:table-cell>
          <table:table-cell table:style-name="Default" office:value-type="float" office:value="3057.74594907407" calcext:value-type="float">
            <text:p>3057.74594907407</text:p>
          </table:table-cell>
          <table:table-cell table:style-name="ce8" office:value-type="float" office:value="51386.2364969136" calcext:value-type="float">
            <text:p>51386.2364969136</text:p>
          </table:table-cell>
          <table:table-cell table:style-name="ce8" office:value-type="float" office:value="-14494.0972222222" calcext:value-type="float">
            <text:p>-14494.0972222222</text:p>
          </table:table-cell>
          <table:table-cell table:style-name="ce8" office:value-type="float" office:value="8861.74189814815" calcext:value-type="float">
            <text:p>8861.74189814815</text:p>
          </table:table-cell>
          <table:table-cell table:style-name="Default" office:value-type="float" office:value="-10192.4864969136" calcext:value-type="float">
            <text:p>-10192.4864969136</text:p>
          </table:table-cell>
          <table:table-cell table:style-name="Default" office:value-type="float" office:value="-6102.77777777778" calcext:value-type="float">
            <text:p>-6102.77777777778</text:p>
          </table:table-cell>
          <table:table-cell table:style-name="ce8" office:value-type="float" office:value="8861.74189814815" calcext:value-type="float">
            <text:p>8861.74189814815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6102.77777777778" calcext:value-type="float">
            <text:p>6102.77777777778</text:p>
          </table:table-cell>
          <table:table-cell table:style-name="Default" office:value-type="float" office:value="2542.82407407407" calcext:value-type="float">
            <text:p>2542.824074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494.0972222222" calcext:value-type="float">
            <text:p>14494.0972222222</text:p>
          </table:table-cell>
          <table:table-cell table:style-name="Default" office:value-type="float" office:value="4322.80092592593" calcext:value-type="float">
            <text:p>4322.80092592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4494.0972222222" calcext:value-type="float">
            <text:p>-14494.0972222222</text:p>
          </table:table-cell>
          <table:table-cell table:style-name="ce8" office:value-type="float" office:value="10171.2962962963" calcext:value-type="float">
            <text:p>10171.2962962963</text:p>
          </table:table-cell>
          <table:table-cell table:style-name="ce8" office:value-type="float" office:value="0" calcext:value-type="float">
            <text:p>0</text:p>
          </table:table-cell>
          <table:table-cell table:style-name="Default" office:value-type="float" office:value="-6102.77777777778" calcext:value-type="float">
            <text:p>-6102.77777777778</text:p>
          </table:table-cell>
          <table:table-cell table:style-name="Default" office:value-type="float" office:value="3559.9537037037" calcext:value-type="float">
            <text:p>3559.953703703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3057.74594907407" calcext:value-type="float">
            <text:p>-3057.745949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55.43171296296" calcext:value-type="float">
            <text:p>1955.43171296296</text:p>
          </table:table-cell>
          <table:table-cell table:style-name="Default" office:value-type="float" office:value="3057.74594907407" calcext:value-type="float">
            <text:p>3057.745949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13.86342592593" calcext:value-type="float">
            <text:p>1713.86342592593</text:p>
          </table:table-cell>
          <table:table-cell table:style-name="Default" office:value-type="float" office:value="8861.74189814815" calcext:value-type="float">
            <text:p>8861.74189814815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7821.72685185185" calcext:value-type="float">
            <text:p>7821.72685185185</text:p>
          </table:table-cell>
          <table:table-cell table:style-name="Default" office:value-type="float" office:value="-8861.74189814815" calcext:value-type="float">
            <text:p>-8861.74189814815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2812.36342592593" calcext:value-type="float">
            <text:p>2812.36342592593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31520.4234182099" calcext:value-type="float">
            <text:p>-31520.4234182099</text:p>
          </table:table-cell>
          <table:table-cell table:style-name="Default" office:value-type="float" office:value="-14494.0972222222" calcext:value-type="float">
            <text:p>-14494.0972222222</text:p>
          </table:table-cell>
          <table:table-cell table:style-name="Default" office:value-type="float" office:value="-3057.74594907407" calcext:value-type="float">
            <text:p>-3057.74594907407</text:p>
          </table:table-cell>
          <table:table-cell table:style-name="Default" office:value-type="float" office:value="-9673.32658179012" calcext:value-type="float">
            <text:p>-9673.32658179012</text:p>
          </table:table-cell>
          <table:table-cell table:style-name="Default" office:value-type="float" office:value="-6102.77777777778" calcext:value-type="float">
            <text:p>-6102.77777777778</text:p>
          </table:table-cell>
          <table:table-cell table:style-name="Default" office:value-type="float" office:value="-3057.74594907407" calcext:value-type="float">
            <text:p>-3057.74594907407</text:p>
          </table:table-cell>
          <table:table-cell table:style-name="Default" office:value-type="float" office:value="-10192.4864969136" calcext:value-type="float">
            <text:p>-10192.4864969136</text:p>
          </table:table-cell>
          <table:table-cell table:style-name="Default" office:value-type="float" office:value="-6102.77777777778" calcext:value-type="float">
            <text:p>-6102.77777777778</text:p>
          </table:table-cell>
          <table:table-cell table:style-name="Default" office:value-type="float" office:value="-8861.74189814815" calcext:value-type="float">
            <text:p>-8861.74189814815</text:p>
          </table:table-cell>
          <table:table-cell table:style-name="Default" office:value-type="float" office:value="51386.2364969136" calcext:value-type="float">
            <text:p>51386.2364969136</text:p>
          </table:table-cell>
          <table:table-cell table:style-name="Default" office:value-type="float" office:value="-14494.0972222222" calcext:value-type="float">
            <text:p>-14494.0972222222</text:p>
          </table:table-cell>
          <table:table-cell table:style-name="Default" office:value-type="float" office:value="-8861.74189814815" calcext:value-type="float">
            <text:p>-8861.74189814815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14494.0972222222" calcext:value-type="float">
            <text:p>14494.0972222222</text:p>
          </table:table-cell>
          <table:table-cell table:style-name="Default" office:value-type="float" office:value="4322.80092592593" calcext:value-type="float">
            <text:p>4322.80092592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02.77777777778" calcext:value-type="float">
            <text:p>6102.77777777778</text:p>
          </table:table-cell>
          <table:table-cell table:style-name="Default" office:value-type="float" office:value="2542.82407407407" calcext:value-type="float">
            <text:p>2542.824074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102.77777777778" calcext:value-type="float">
            <text:p>-6102.77777777778</text:p>
          </table:table-cell>
          <table:table-cell table:style-name="Default" office:value-type="float" office:value="3559.9537037037" calcext:value-type="float">
            <text:p>3559.95370370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4494.0972222222" calcext:value-type="float">
            <text:p>-14494.0972222222</text:p>
          </table:table-cell>
          <table:table-cell table:style-name="Default" office:value-type="float" office:value="10171.2962962963" calcext:value-type="float">
            <text:p>10171.2962962963</text:p>
          </table:table-cell>
          <table:table-cell table:style-name="Default" office:value-type="float" office:value="0" calcext:value-type="float">
            <text:p>0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3057.74594907407" calcext:value-type="float">
            <text:p>-3057.745949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13.86342592593" calcext:value-type="float">
            <text:p>1713.86342592593</text:p>
          </table:table-cell>
          <table:table-cell table:style-name="Default" office:value-type="float" office:value="3057.74594907407" calcext:value-type="float">
            <text:p>3057.745949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55.43171296296" calcext:value-type="float">
            <text:p>1955.43171296296</text:p>
          </table:table-cell>
          <table:table-cell table:style-name="Default" office:value-type="float" office:value="8861.74189814815" calcext:value-type="float">
            <text:p>8861.74189814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12.36342592593" calcext:value-type="float">
            <text:p>2812.36342592593</text:p>
          </table:table-cell>
          <table:table-cell table:style-name="Default" office:value-type="float" office:value="-8861.74189814815" calcext:value-type="float">
            <text:p>-8861.74189814815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7821.72685185185" calcext:value-type="float">
            <text:p>7821.72685185185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 table:number-columns-spanned="1" table:number-rows-spanned="12">
            <text:p>K2</text:p>
          </table:table-cell>
          <table:table-cell table:style-name="Default" office:value-type="float" office:value="51386.2364969136" calcext:value-type="float">
            <text:p>51386.2364969136</text:p>
          </table:table-cell>
          <table:table-cell table:style-name="Default" office:value-type="float" office:value="14494.0972222222" calcext:value-type="float">
            <text:p>14494.0972222222</text:p>
          </table:table-cell>
          <table:table-cell table:style-name="Default" office:value-type="float" office:value="-8861.74189814815" calcext:value-type="float">
            <text:p>-8861.74189814815</text:p>
          </table:table-cell>
          <table:table-cell table:style-name="Default" office:value-type="float" office:value="-10192.4864969136" calcext:value-type="float">
            <text:p>-10192.4864969136</text:p>
          </table:table-cell>
          <table:table-cell table:style-name="Default" office:value-type="float" office:value="6102.77777777778" calcext:value-type="float">
            <text:p>6102.77777777778</text:p>
          </table:table-cell>
          <table:table-cell table:style-name="Default" office:value-type="float" office:value="-8861.74189814815" calcext:value-type="float">
            <text:p>-8861.74189814815</text:p>
          </table:table-cell>
          <table:table-cell table:style-name="Default" office:value-type="float" office:value="-9673.32658179012" calcext:value-type="float">
            <text:p>-9673.32658179012</text:p>
          </table:table-cell>
          <table:table-cell table:style-name="Default" office:value-type="float" office:value="6102.77777777778" calcext:value-type="float">
            <text:p>6102.77777777778</text:p>
          </table:table-cell>
          <table:table-cell table:style-name="Default" office:value-type="float" office:value="-3057.74594907407" calcext:value-type="float">
            <text:p>-3057.74594907407</text:p>
          </table:table-cell>
          <table:table-cell table:style-name="Default" office:value-type="float" office:value="-31520.4234182099" calcext:value-type="float">
            <text:p>-31520.4234182099</text:p>
          </table:table-cell>
          <table:table-cell table:style-name="Default" office:value-type="float" office:value="14494.0972222222" calcext:value-type="float">
            <text:p>14494.0972222222</text:p>
          </table:table-cell>
          <table:table-cell table:style-name="Default" office:value-type="float" office:value="-3057.74594907407" calcext:value-type="float">
            <text:p>-3057.74594907407</text:p>
          </table:table-cell>
          <table:table-cell office:value-type="float" office:value="4" calcext:value-type="float">
            <text:p>4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14494.0972222222" calcext:value-type="float">
            <text:p>14494.0972222222</text:p>
          </table:table-cell>
          <table:table-cell table:style-name="Default" office:value-type="float" office:value="10171.2962962963" calcext:value-type="float">
            <text:p>10171.29629629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02.77777777778" calcext:value-type="float">
            <text:p>6102.77777777778</text:p>
          </table:table-cell>
          <table:table-cell table:style-name="Default" office:value-type="float" office:value="3559.9537037037" calcext:value-type="float">
            <text:p>3559.95370370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102.77777777778" calcext:value-type="float">
            <text:p>-6102.77777777778</text:p>
          </table:table-cell>
          <table:table-cell table:style-name="Default" office:value-type="float" office:value="2542.82407407407" calcext:value-type="float">
            <text:p>2542.824074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4494.0972222222" calcext:value-type="float">
            <text:p>-14494.0972222222</text:p>
          </table:table-cell>
          <table:table-cell table:style-name="Default" office:value-type="float" office:value="4322.80092592593" calcext:value-type="float">
            <text:p>4322.8009259259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8861.74189814815" calcext:value-type="float">
            <text:p>-8861.74189814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821.72685185185" calcext:value-type="float">
            <text:p>7821.72685185185</text:p>
          </table:table-cell>
          <table:table-cell table:style-name="Default" office:value-type="float" office:value="8861.74189814815" calcext:value-type="float">
            <text:p>8861.74189814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12.36342592593" calcext:value-type="float">
            <text:p>2812.36342592593</text:p>
          </table:table-cell>
          <table:table-cell table:style-name="Default" office:value-type="float" office:value="3057.74594907407" calcext:value-type="float">
            <text:p>3057.745949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55.43171296296" calcext:value-type="float">
            <text:p>1955.43171296296</text:p>
          </table:table-cell>
          <table:table-cell table:style-name="Default" office:value-type="float" office:value="-3057.74594907407" calcext:value-type="float">
            <text:p>-3057.745949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13.86342592593" calcext:value-type="float">
            <text:p>1713.86342592593</text:p>
          </table:table-cell>
          <table:table-cell office:value-type="float" office:value="6" calcext:value-type="float">
            <text:p>6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10192.4864969136" calcext:value-type="float">
            <text:p>-10192.4864969136</text:p>
          </table:table-cell>
          <table:table-cell table:style-name="Default" office:value-type="float" office:value="6102.77777777778" calcext:value-type="float">
            <text:p>6102.77777777778</text:p>
          </table:table-cell>
          <table:table-cell table:style-name="Default" office:value-type="float" office:value="8861.74189814815" calcext:value-type="float">
            <text:p>8861.74189814815</text:p>
          </table:table-cell>
          <table:table-cell table:style-name="Default" office:value-type="float" office:value="51386.2364969136" calcext:value-type="float">
            <text:p>51386.2364969136</text:p>
          </table:table-cell>
          <table:table-cell table:style-name="Default" office:value-type="float" office:value="14494.0972222222" calcext:value-type="float">
            <text:p>14494.0972222222</text:p>
          </table:table-cell>
          <table:table-cell table:style-name="Default" office:value-type="float" office:value="8861.74189814815" calcext:value-type="float">
            <text:p>8861.74189814815</text:p>
          </table:table-cell>
          <table:table-cell table:style-name="Default" office:value-type="float" office:value="-31520.4234182099" calcext:value-type="float">
            <text:p>-31520.4234182099</text:p>
          </table:table-cell>
          <table:table-cell table:style-name="Default" office:value-type="float" office:value="14494.0972222222" calcext:value-type="float">
            <text:p>14494.0972222222</text:p>
          </table:table-cell>
          <table:table-cell table:style-name="Default" office:value-type="float" office:value="3057.74594907407" calcext:value-type="float">
            <text:p>3057.74594907407</text:p>
          </table:table-cell>
          <table:table-cell table:style-name="Default" office:value-type="float" office:value="-9673.32658179012" calcext:value-type="float">
            <text:p>-9673.32658179012</text:p>
          </table:table-cell>
          <table:table-cell table:style-name="Default" office:value-type="float" office:value="6102.77777777778" calcext:value-type="float">
            <text:p>6102.77777777778</text:p>
          </table:table-cell>
          <table:table-cell table:style-name="Default" office:value-type="float" office:value="3057.74594907407" calcext:value-type="float">
            <text:p>3057.74594907407</text:p>
          </table:table-cell>
          <table:table-cell office:value-type="float" office:value="10" calcext:value-type="float">
            <text:p>10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6102.77777777778" calcext:value-type="float">
            <text:p>6102.77777777778</text:p>
          </table:table-cell>
          <table:table-cell table:style-name="Default" office:value-type="float" office:value="3559.9537037037" calcext:value-type="float">
            <text:p>3559.95370370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494.0972222222" calcext:value-type="float">
            <text:p>14494.0972222222</text:p>
          </table:table-cell>
          <table:table-cell table:style-name="Default" office:value-type="float" office:value="10171.2962962963" calcext:value-type="float">
            <text:p>10171.29629629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4494.0972222222" calcext:value-type="float">
            <text:p>-14494.0972222222</text:p>
          </table:table-cell>
          <table:table-cell table:style-name="Default" office:value-type="float" office:value="4322.80092592593" calcext:value-type="float">
            <text:p>4322.80092592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102.77777777778" calcext:value-type="float">
            <text:p>-6102.77777777778</text:p>
          </table:table-cell>
          <table:table-cell table:style-name="Default" office:value-type="float" office:value="2542.82407407407" calcext:value-type="float">
            <text:p>2542.824074074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8861.74189814815" calcext:value-type="float">
            <text:p>-8861.74189814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12.36342592593" calcext:value-type="float">
            <text:p>2812.36342592593</text:p>
          </table:table-cell>
          <table:table-cell table:style-name="Default" office:value-type="float" office:value="8861.74189814815" calcext:value-type="float">
            <text:p>8861.74189814815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7821.72685185185" calcext:value-type="float">
            <text:p>7821.72685185185</text:p>
          </table:table-cell>
          <table:table-cell table:style-name="ce8" office:value-type="float" office:value="3057.74594907407" calcext:value-type="float">
            <text:p>3057.74594907407</text:p>
          </table:table-cell>
          <table:table-cell table:style-name="ce8" office:value-type="float" office:value="0" calcext:value-type="float">
            <text:p>0</text:p>
          </table:table-cell>
          <table:table-cell table:style-name="Default" office:value-type="float" office:value="1713.86342592593" calcext:value-type="float">
            <text:p>1713.86342592593</text:p>
          </table:table-cell>
          <table:table-cell table:style-name="ce8" office:value-type="float" office:value="-3057.74594907407" calcext:value-type="float">
            <text:p>-3057.7459490740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955.43171296296" calcext:value-type="float">
            <text:p>1955.43171296296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9673.32658179012" calcext:value-type="float">
            <text:p>-9673.32658179012</text:p>
          </table:table-cell>
          <table:table-cell table:style-name="Default" office:value-type="float" office:value="-6102.77777777778" calcext:value-type="float">
            <text:p>-6102.77777777778</text:p>
          </table:table-cell>
          <table:table-cell table:style-name="Default" office:value-type="float" office:value="3057.74594907407" calcext:value-type="float">
            <text:p>3057.74594907407</text:p>
          </table:table-cell>
          <table:table-cell table:style-name="Default" office:value-type="float" office:value="-31520.4234182099" calcext:value-type="float">
            <text:p>-31520.4234182099</text:p>
          </table:table-cell>
          <table:table-cell table:style-name="Default" office:value-type="float" office:value="-14494.0972222222" calcext:value-type="float">
            <text:p>-14494.0972222222</text:p>
          </table:table-cell>
          <table:table-cell table:style-name="Default" office:value-type="float" office:value="3057.74594907407" calcext:value-type="float">
            <text:p>3057.74594907407</text:p>
          </table:table-cell>
          <table:table-cell table:style-name="ce8" office:value-type="float" office:value="51386.2364969136" calcext:value-type="float">
            <text:p>51386.2364969136</text:p>
          </table:table-cell>
          <table:table-cell table:style-name="ce8" office:value-type="float" office:value="-14494.0972222222" calcext:value-type="float">
            <text:p>-14494.0972222222</text:p>
          </table:table-cell>
          <table:table-cell table:style-name="Default" office:value-type="float" office:value="8861.74189814815" calcext:value-type="float">
            <text:p>8861.74189814815</text:p>
          </table:table-cell>
          <table:table-cell table:style-name="ce8" office:value-type="float" office:value="-10192.4864969136" calcext:value-type="float">
            <text:p>-10192.4864969136</text:p>
          </table:table-cell>
          <table:table-cell table:style-name="ce8" office:value-type="float" office:value="-6102.77777777778" calcext:value-type="float">
            <text:p>-6102.77777777778</text:p>
          </table:table-cell>
          <table:table-cell table:style-name="ce8" office:value-type="float" office:value="8861.74189814815" calcext:value-type="float">
            <text:p>8861.74189814815</text:p>
          </table:table-cell>
          <table:table-cell table:style-name="ce30" office:value-type="float" office:value="13" calcext:value-type="float">
            <text:p>13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6102.77777777778" calcext:value-type="float">
            <text:p>6102.77777777778</text:p>
          </table:table-cell>
          <table:table-cell table:style-name="Default" office:value-type="float" office:value="2542.82407407407" calcext:value-type="float">
            <text:p>2542.824074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494.0972222222" calcext:value-type="float">
            <text:p>14494.0972222222</text:p>
          </table:table-cell>
          <table:table-cell table:style-name="Default" office:value-type="float" office:value="4322.80092592593" calcext:value-type="float">
            <text:p>4322.80092592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4494.0972222222" calcext:value-type="float">
            <text:p>-14494.0972222222</text:p>
          </table:table-cell>
          <table:table-cell table:style-name="ce8" office:value-type="float" office:value="10171.2962962963" calcext:value-type="float">
            <text:p>10171.2962962963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-6102.77777777778" calcext:value-type="float">
            <text:p>-6102.77777777778</text:p>
          </table:table-cell>
          <table:table-cell table:style-name="ce8" office:value-type="float" office:value="3559.9537037037" calcext:value-type="float">
            <text:p>3559.9537037037</text:p>
          </table:table-cell>
          <table:table-cell table:style-name="ce8" office:value-type="float" office:value="0" calcext:value-type="float">
            <text:p>0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3057.74594907407" calcext:value-type="float">
            <text:p>-3057.745949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55.43171296296" calcext:value-type="float">
            <text:p>1955.43171296296</text:p>
          </table:table-cell>
          <table:table-cell table:style-name="Default" office:value-type="float" office:value="3057.74594907407" calcext:value-type="float">
            <text:p>3057.745949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13.86342592593" calcext:value-type="float">
            <text:p>1713.86342592593</text:p>
          </table:table-cell>
          <table:table-cell table:style-name="Default" office:value-type="float" office:value="8861.74189814815" calcext:value-type="float">
            <text:p>8861.74189814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821.72685185185" calcext:value-type="float">
            <text:p>7821.72685185185</text:p>
          </table:table-cell>
          <table:table-cell table:style-name="Default" office:value-type="float" office:value="-8861.74189814815" calcext:value-type="float">
            <text:p>-8861.74189814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12.36342592593" calcext:value-type="float">
            <text:p>2812.36342592593</text:p>
          </table:table-cell>
          <table:table-cell table:style-name="ce25" office:value-type="float" office:value="15" calcext:value-type="float">
            <text:p>15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31520.4234182099" calcext:value-type="float">
            <text:p>-31520.4234182099</text:p>
          </table:table-cell>
          <table:table-cell table:style-name="Default" office:value-type="float" office:value="-14494.0972222222" calcext:value-type="float">
            <text:p>-14494.0972222222</text:p>
          </table:table-cell>
          <table:table-cell table:style-name="Default" office:value-type="float" office:value="-3057.74594907407" calcext:value-type="float">
            <text:p>-3057.74594907407</text:p>
          </table:table-cell>
          <table:table-cell table:style-name="Default" office:value-type="float" office:value="-9673.32658179012" calcext:value-type="float">
            <text:p>-9673.32658179012</text:p>
          </table:table-cell>
          <table:table-cell table:style-name="Default" office:value-type="float" office:value="-6102.77777777778" calcext:value-type="float">
            <text:p>-6102.77777777778</text:p>
          </table:table-cell>
          <table:table-cell table:style-name="Default" office:value-type="float" office:value="-3057.74594907407" calcext:value-type="float">
            <text:p>-3057.74594907407</text:p>
          </table:table-cell>
          <table:table-cell table:style-name="Default" office:value-type="float" office:value="-10192.4864969136" calcext:value-type="float">
            <text:p>-10192.4864969136</text:p>
          </table:table-cell>
          <table:table-cell table:style-name="Default" office:value-type="float" office:value="-6102.77777777778" calcext:value-type="float">
            <text:p>-6102.77777777778</text:p>
          </table:table-cell>
          <table:table-cell table:style-name="Default" office:value-type="float" office:value="-8861.74189814815" calcext:value-type="float">
            <text:p>-8861.74189814815</text:p>
          </table:table-cell>
          <table:table-cell table:style-name="ce8" office:value-type="float" office:value="51386.2364969136" calcext:value-type="float">
            <text:p>51386.2364969136</text:p>
          </table:table-cell>
          <table:table-cell table:style-name="ce8" office:value-type="float" office:value="-14494.0972222222" calcext:value-type="float">
            <text:p>-14494.0972222222</text:p>
          </table:table-cell>
          <table:table-cell table:style-name="ce8" office:value-type="float" office:value="-8861.74189814815" calcext:value-type="float">
            <text:p>-8861.74189814815</text:p>
          </table:table-cell>
          <table:table-cell table:style-name="ce30" office:value-type="float" office:value="7" calcext:value-type="float">
            <text:p>7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14494.0972222222" calcext:value-type="float">
            <text:p>14494.0972222222</text:p>
          </table:table-cell>
          <table:table-cell table:style-name="Default" office:value-type="float" office:value="4322.80092592593" calcext:value-type="float">
            <text:p>4322.80092592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02.77777777778" calcext:value-type="float">
            <text:p>6102.77777777778</text:p>
          </table:table-cell>
          <table:table-cell table:style-name="Default" office:value-type="float" office:value="2542.82407407407" calcext:value-type="float">
            <text:p>2542.824074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102.77777777778" calcext:value-type="float">
            <text:p>-6102.77777777778</text:p>
          </table:table-cell>
          <table:table-cell table:style-name="Default" office:value-type="float" office:value="3559.9537037037" calcext:value-type="float">
            <text:p>3559.95370370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4494.0972222222" calcext:value-type="float">
            <text:p>-14494.0972222222</text:p>
          </table:table-cell>
          <table:table-cell table:style-name="ce8" office:value-type="float" office:value="10171.2962962963" calcext:value-type="float">
            <text:p>10171.2962962963</text:p>
          </table:table-cell>
          <table:table-cell table:style-name="ce8" office:value-type="float" office:value="0" calcext:value-type="float">
            <text:p>0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3057.74594907407" calcext:value-type="float">
            <text:p>-3057.745949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13.86342592593" calcext:value-type="float">
            <text:p>1713.86342592593</text:p>
          </table:table-cell>
          <table:table-cell table:style-name="Default" office:value-type="float" office:value="3057.74594907407" calcext:value-type="float">
            <text:p>3057.745949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55.43171296296" calcext:value-type="float">
            <text:p>1955.43171296296</text:p>
          </table:table-cell>
          <table:table-cell table:style-name="Default" office:value-type="float" office:value="8861.74189814815" calcext:value-type="float">
            <text:p>8861.74189814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12.36342592593" calcext:value-type="float">
            <text:p>2812.36342592593</text:p>
          </table:table-cell>
          <table:table-cell table:style-name="Default" office:value-type="float" office:value="-8861.74189814815" calcext:value-type="float">
            <text:p>-8861.74189814815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7821.72685185185" calcext:value-type="float">
            <text:p>7821.72685185185</text:p>
          </table:table-cell>
          <table:table-cell table:style-name="ce30" office:value-type="float" office:value="9" calcext:value-type="float">
            <text:p>9</text:p>
          </table:table-cell>
          <table:table-cell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 table:number-columns-spanned="1" table:number-rows-spanned="12">
            <text:p>K3</text:p>
          </table:table-cell>
          <table:table-cell table:style-name="Default" office:value-type="float" office:value="51386.2364969136" calcext:value-type="float">
            <text:p>51386.2364969136</text:p>
          </table:table-cell>
          <table:table-cell table:style-name="Default" office:value-type="float" office:value="14494.0972222222" calcext:value-type="float">
            <text:p>14494.0972222222</text:p>
          </table:table-cell>
          <table:table-cell table:style-name="Default" office:value-type="float" office:value="-8861.74189814815" calcext:value-type="float">
            <text:p>-8861.74189814815</text:p>
          </table:table-cell>
          <table:table-cell table:style-name="Default" office:value-type="float" office:value="-10192.4864969136" calcext:value-type="float">
            <text:p>-10192.4864969136</text:p>
          </table:table-cell>
          <table:table-cell table:style-name="Default" office:value-type="float" office:value="6102.77777777778" calcext:value-type="float">
            <text:p>6102.77777777778</text:p>
          </table:table-cell>
          <table:table-cell table:style-name="Default" office:value-type="float" office:value="-8861.74189814815" calcext:value-type="float">
            <text:p>-8861.74189814815</text:p>
          </table:table-cell>
          <table:table-cell table:style-name="Default" office:value-type="float" office:value="-9673.32658179012" calcext:value-type="float">
            <text:p>-9673.32658179012</text:p>
          </table:table-cell>
          <table:table-cell table:style-name="Default" office:value-type="float" office:value="6102.77777777778" calcext:value-type="float">
            <text:p>6102.77777777778</text:p>
          </table:table-cell>
          <table:table-cell table:style-name="Default" office:value-type="float" office:value="-3057.74594907407" calcext:value-type="float">
            <text:p>-3057.74594907407</text:p>
          </table:table-cell>
          <table:table-cell table:style-name="Default" office:value-type="float" office:value="-31520.4234182099" calcext:value-type="float">
            <text:p>-31520.4234182099</text:p>
          </table:table-cell>
          <table:table-cell table:style-name="Default" office:value-type="float" office:value="14494.0972222222" calcext:value-type="float">
            <text:p>14494.0972222222</text:p>
          </table:table-cell>
          <table:table-cell table:style-name="Default" office:value-type="float" office:value="-3057.74594907407" calcext:value-type="float">
            <text:p>-3057.74594907407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14494.0972222222" calcext:value-type="float">
            <text:p>14494.0972222222</text:p>
          </table:table-cell>
          <table:table-cell table:style-name="Default" office:value-type="float" office:value="10171.2962962963" calcext:value-type="float">
            <text:p>10171.29629629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02.77777777778" calcext:value-type="float">
            <text:p>6102.77777777778</text:p>
          </table:table-cell>
          <table:table-cell table:style-name="Default" office:value-type="float" office:value="3559.9537037037" calcext:value-type="float">
            <text:p>3559.95370370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102.77777777778" calcext:value-type="float">
            <text:p>-6102.77777777778</text:p>
          </table:table-cell>
          <table:table-cell table:style-name="Default" office:value-type="float" office:value="2542.82407407407" calcext:value-type="float">
            <text:p>2542.824074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4494.0972222222" calcext:value-type="float">
            <text:p>-14494.0972222222</text:p>
          </table:table-cell>
          <table:table-cell table:style-name="Default" office:value-type="float" office:value="4322.80092592593" calcext:value-type="float">
            <text:p>4322.80092592593</text:p>
          </table:table-cell>
          <table:table-cell table:style-name="Default" office:value-type="float" office:value="0" calcext:value-type="float">
            <text:p>0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8861.74189814815" calcext:value-type="float">
            <text:p>-8861.74189814815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7821.72685185185" calcext:value-type="float">
            <text:p>7821.72685185185</text:p>
          </table:table-cell>
          <table:table-cell table:style-name="ce8" office:value-type="float" office:value="8861.74189814815" calcext:value-type="float">
            <text:p>8861.7418981481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812.36342592593" calcext:value-type="float">
            <text:p>2812.36342592593</text:p>
          </table:table-cell>
          <table:table-cell table:style-name="ce8" office:value-type="float" office:value="3057.74594907407" calcext:value-type="float">
            <text:p>3057.74594907407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1955.43171296296" calcext:value-type="float">
            <text:p>1955.43171296296</text:p>
          </table:table-cell>
          <table:table-cell table:style-name="Default" office:value-type="float" office:value="-3057.74594907407" calcext:value-type="float">
            <text:p>-3057.74594907407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1713.86342592593" calcext:value-type="float">
            <text:p>1713.86342592593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10192.4864969136" calcext:value-type="float">
            <text:p>-10192.4864969136</text:p>
          </table:table-cell>
          <table:table-cell table:style-name="Default" office:value-type="float" office:value="6102.77777777778" calcext:value-type="float">
            <text:p>6102.77777777778</text:p>
          </table:table-cell>
          <table:table-cell table:style-name="Default" office:value-type="float" office:value="8861.74189814815" calcext:value-type="float">
            <text:p>8861.74189814815</text:p>
          </table:table-cell>
          <table:table-cell table:style-name="ce8" office:value-type="float" office:value="51386.2364969136" calcext:value-type="float">
            <text:p>51386.2364969136</text:p>
          </table:table-cell>
          <table:table-cell table:style-name="ce8" office:value-type="float" office:value="14494.0972222222" calcext:value-type="float">
            <text:p>14494.0972222222</text:p>
          </table:table-cell>
          <table:table-cell table:style-name="ce8" office:value-type="float" office:value="8861.74189814815" calcext:value-type="float">
            <text:p>8861.74189814815</text:p>
          </table:table-cell>
          <table:table-cell table:style-name="ce8" office:value-type="float" office:value="-31520.4234182099" calcext:value-type="float">
            <text:p>-31520.4234182099</text:p>
          </table:table-cell>
          <table:table-cell table:style-name="Default" office:value-type="float" office:value="14494.0972222222" calcext:value-type="float">
            <text:p>14494.0972222222</text:p>
          </table:table-cell>
          <table:table-cell table:style-name="ce8" office:value-type="float" office:value="3057.74594907407" calcext:value-type="float">
            <text:p>3057.74594907407</text:p>
          </table:table-cell>
          <table:table-cell table:style-name="Default" office:value-type="float" office:value="-9673.32658179012" calcext:value-type="float">
            <text:p>-9673.32658179012</text:p>
          </table:table-cell>
          <table:table-cell table:style-name="Default" office:value-type="float" office:value="6102.77777777778" calcext:value-type="float">
            <text:p>6102.77777777778</text:p>
          </table:table-cell>
          <table:table-cell table:style-name="ce8" office:value-type="float" office:value="3057.74594907407" calcext:value-type="float">
            <text:p>3057.74594907407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6102.77777777778" calcext:value-type="float">
            <text:p>6102.77777777778</text:p>
          </table:table-cell>
          <table:table-cell table:style-name="Default" office:value-type="float" office:value="3559.9537037037" calcext:value-type="float">
            <text:p>3559.95370370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494.0972222222" calcext:value-type="float">
            <text:p>14494.0972222222</text:p>
          </table:table-cell>
          <table:table-cell table:style-name="ce8" office:value-type="float" office:value="10171.2962962963" calcext:value-type="float">
            <text:p>10171.296296296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14494.0972222222" calcext:value-type="float">
            <text:p>-14494.0972222222</text:p>
          </table:table-cell>
          <table:table-cell table:style-name="Default" office:value-type="float" office:value="4322.80092592593" calcext:value-type="float">
            <text:p>4322.80092592593</text:p>
          </table:table-cell>
          <table:table-cell table:style-name="ce8" office:value-type="float" office:value="0" calcext:value-type="float">
            <text:p>0</text:p>
          </table:table-cell>
          <table:table-cell table:style-name="Default" office:value-type="float" office:value="-6102.77777777778" calcext:value-type="float">
            <text:p>-6102.77777777778</text:p>
          </table:table-cell>
          <table:table-cell table:style-name="Default" office:value-type="float" office:value="2542.82407407407" calcext:value-type="float">
            <text:p>2542.824074074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8861.74189814815" calcext:value-type="float">
            <text:p>-8861.74189814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12.36342592593" calcext:value-type="float">
            <text:p>2812.36342592593</text:p>
          </table:table-cell>
          <table:table-cell table:style-name="Default" office:value-type="float" office:value="8861.74189814815" calcext:value-type="float">
            <text:p>8861.74189814815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7821.72685185185" calcext:value-type="float">
            <text:p>7821.72685185185</text:p>
          </table:table-cell>
          <table:table-cell table:style-name="ce8" office:value-type="float" office:value="3057.74594907407" calcext:value-type="float">
            <text:p>3057.74594907407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1713.86342592593" calcext:value-type="float">
            <text:p>1713.86342592593</text:p>
          </table:table-cell>
          <table:table-cell table:style-name="Default" office:value-type="float" office:value="-3057.74594907407" calcext:value-type="float">
            <text:p>-3057.74594907407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1955.43171296296" calcext:value-type="float">
            <text:p>1955.43171296296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9673.32658179012" calcext:value-type="float">
            <text:p>-9673.32658179012</text:p>
          </table:table-cell>
          <table:table-cell table:style-name="Default" office:value-type="float" office:value="-6102.77777777778" calcext:value-type="float">
            <text:p>-6102.77777777778</text:p>
          </table:table-cell>
          <table:table-cell table:style-name="Default" office:value-type="float" office:value="3057.74594907407" calcext:value-type="float">
            <text:p>3057.74594907407</text:p>
          </table:table-cell>
          <table:table-cell table:style-name="Default" office:value-type="float" office:value="-31520.4234182099" calcext:value-type="float">
            <text:p>-31520.4234182099</text:p>
          </table:table-cell>
          <table:table-cell table:style-name="Default" office:value-type="float" office:value="-14494.0972222222" calcext:value-type="float">
            <text:p>-14494.0972222222</text:p>
          </table:table-cell>
          <table:table-cell table:style-name="Default" office:value-type="float" office:value="3057.74594907407" calcext:value-type="float">
            <text:p>3057.74594907407</text:p>
          </table:table-cell>
          <table:table-cell table:style-name="ce8" office:value-type="float" office:value="51386.2364969136" calcext:value-type="float">
            <text:p>51386.2364969136</text:p>
          </table:table-cell>
          <table:table-cell table:style-name="Default" office:value-type="float" office:value="-14494.0972222222" calcext:value-type="float">
            <text:p>-14494.0972222222</text:p>
          </table:table-cell>
          <table:table-cell table:style-name="ce8" office:value-type="float" office:value="8861.74189814815" calcext:value-type="float">
            <text:p>8861.74189814815</text:p>
          </table:table-cell>
          <table:table-cell table:style-name="Default" office:value-type="float" office:value="-10192.4864969136" calcext:value-type="float">
            <text:p>-10192.4864969136</text:p>
          </table:table-cell>
          <table:table-cell table:style-name="Default" office:value-type="float" office:value="-6102.77777777778" calcext:value-type="float">
            <text:p>-6102.77777777778</text:p>
          </table:table-cell>
          <table:table-cell table:style-name="ce8" office:value-type="float" office:value="8861.74189814815" calcext:value-type="float">
            <text:p>8861.74189814815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6102.77777777778" calcext:value-type="float">
            <text:p>6102.77777777778</text:p>
          </table:table-cell>
          <table:table-cell table:style-name="Default" office:value-type="float" office:value="2542.82407407407" calcext:value-type="float">
            <text:p>2542.824074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494.0972222222" calcext:value-type="float">
            <text:p>14494.0972222222</text:p>
          </table:table-cell>
          <table:table-cell table:style-name="Default" office:value-type="float" office:value="4322.80092592593" calcext:value-type="float">
            <text:p>4322.80092592593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-14494.0972222222" calcext:value-type="float">
            <text:p>-14494.0972222222</text:p>
          </table:table-cell>
          <table:table-cell table:style-name="Default" office:value-type="float" office:value="10171.2962962963" calcext:value-type="float">
            <text:p>10171.29629629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102.77777777778" calcext:value-type="float">
            <text:p>-6102.77777777778</text:p>
          </table:table-cell>
          <table:table-cell table:style-name="Default" office:value-type="float" office:value="3559.9537037037" calcext:value-type="float">
            <text:p>3559.9537037037</text:p>
          </table:table-cell>
          <table:table-cell table:style-name="Default"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3057.74594907407" calcext:value-type="float">
            <text:p>-3057.745949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55.43171296296" calcext:value-type="float">
            <text:p>1955.43171296296</text:p>
          </table:table-cell>
          <table:table-cell table:style-name="Default" office:value-type="float" office:value="3057.74594907407" calcext:value-type="float">
            <text:p>3057.745949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13.86342592593" calcext:value-type="float">
            <text:p>1713.86342592593</text:p>
          </table:table-cell>
          <table:table-cell table:style-name="Default" office:value-type="float" office:value="8861.74189814815" calcext:value-type="float">
            <text:p>8861.74189814815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7821.72685185185" calcext:value-type="float">
            <text:p>7821.72685185185</text:p>
          </table:table-cell>
          <table:table-cell table:style-name="Default" office:value-type="float" office:value="-8861.74189814815" calcext:value-type="float">
            <text:p>-8861.74189814815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2812.36342592593" calcext:value-type="float">
            <text:p>2812.36342592593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31520.4234182099" calcext:value-type="float">
            <text:p>-31520.4234182099</text:p>
          </table:table-cell>
          <table:table-cell table:style-name="Default" office:value-type="float" office:value="-14494.0972222222" calcext:value-type="float">
            <text:p>-14494.0972222222</text:p>
          </table:table-cell>
          <table:table-cell table:style-name="Default" office:value-type="float" office:value="-3057.74594907407" calcext:value-type="float">
            <text:p>-3057.74594907407</text:p>
          </table:table-cell>
          <table:table-cell table:style-name="Default" office:value-type="float" office:value="-9673.32658179012" calcext:value-type="float">
            <text:p>-9673.32658179012</text:p>
          </table:table-cell>
          <table:table-cell table:style-name="Default" office:value-type="float" office:value="-6102.77777777778" calcext:value-type="float">
            <text:p>-6102.77777777778</text:p>
          </table:table-cell>
          <table:table-cell table:style-name="Default" office:value-type="float" office:value="-3057.74594907407" calcext:value-type="float">
            <text:p>-3057.74594907407</text:p>
          </table:table-cell>
          <table:table-cell table:style-name="Default" office:value-type="float" office:value="-10192.4864969136" calcext:value-type="float">
            <text:p>-10192.4864969136</text:p>
          </table:table-cell>
          <table:table-cell table:style-name="Default" office:value-type="float" office:value="-6102.77777777778" calcext:value-type="float">
            <text:p>-6102.77777777778</text:p>
          </table:table-cell>
          <table:table-cell table:style-name="Default" office:value-type="float" office:value="-8861.74189814815" calcext:value-type="float">
            <text:p>-8861.74189814815</text:p>
          </table:table-cell>
          <table:table-cell table:style-name="Default" office:value-type="float" office:value="51386.2364969136" calcext:value-type="float">
            <text:p>51386.2364969136</text:p>
          </table:table-cell>
          <table:table-cell table:style-name="Default" office:value-type="float" office:value="-14494.0972222222" calcext:value-type="float">
            <text:p>-14494.0972222222</text:p>
          </table:table-cell>
          <table:table-cell table:style-name="Default" office:value-type="float" office:value="-8861.74189814815" calcext:value-type="float">
            <text:p>-8861.74189814815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14494.0972222222" calcext:value-type="float">
            <text:p>14494.0972222222</text:p>
          </table:table-cell>
          <table:table-cell table:style-name="Default" office:value-type="float" office:value="4322.80092592593" calcext:value-type="float">
            <text:p>4322.80092592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02.77777777778" calcext:value-type="float">
            <text:p>6102.77777777778</text:p>
          </table:table-cell>
          <table:table-cell table:style-name="Default" office:value-type="float" office:value="2542.82407407407" calcext:value-type="float">
            <text:p>2542.824074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102.77777777778" calcext:value-type="float">
            <text:p>-6102.77777777778</text:p>
          </table:table-cell>
          <table:table-cell table:style-name="Default" office:value-type="float" office:value="3559.9537037037" calcext:value-type="float">
            <text:p>3559.95370370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4494.0972222222" calcext:value-type="float">
            <text:p>-14494.0972222222</text:p>
          </table:table-cell>
          <table:table-cell table:style-name="Default" office:value-type="float" office:value="10171.2962962963" calcext:value-type="float">
            <text:p>10171.2962962963</text:p>
          </table:table-cell>
          <table:table-cell table:style-name="Default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3057.74594907407" calcext:value-type="float">
            <text:p>-3057.745949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13.86342592593" calcext:value-type="float">
            <text:p>1713.86342592593</text:p>
          </table:table-cell>
          <table:table-cell table:style-name="Default" office:value-type="float" office:value="3057.74594907407" calcext:value-type="float">
            <text:p>3057.745949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55.43171296296" calcext:value-type="float">
            <text:p>1955.43171296296</text:p>
          </table:table-cell>
          <table:table-cell table:style-name="Default" office:value-type="float" office:value="8861.74189814815" calcext:value-type="float">
            <text:p>8861.74189814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12.36342592593" calcext:value-type="float">
            <text:p>2812.36342592593</text:p>
          </table:table-cell>
          <table:table-cell table:style-name="Default" office:value-type="float" office:value="-8861.74189814815" calcext:value-type="float">
            <text:p>-8861.74189814815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7821.72685185185" calcext:value-type="float">
            <text:p>7821.72685185185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6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 table:number-columns-spanned="1" table:number-rows-spanned="12">
            <text:p>K4</text:p>
          </table:table-cell>
          <table:table-cell table:style-name="ce8" office:value-type="float" office:value="51386.2364969136" calcext:value-type="float">
            <text:p>51386.2364969136</text:p>
          </table:table-cell>
          <table:table-cell table:style-name="ce8" office:value-type="float" office:value="14494.0972222222" calcext:value-type="float">
            <text:p>14494.0972222222</text:p>
          </table:table-cell>
          <table:table-cell table:style-name="ce8" office:value-type="float" office:value="-8861.74189814815" calcext:value-type="float">
            <text:p>-8861.74189814815</text:p>
          </table:table-cell>
          <table:table-cell table:style-name="ce8" office:value-type="float" office:value="-10192.4864969136" calcext:value-type="float">
            <text:p>-10192.4864969136</text:p>
          </table:table-cell>
          <table:table-cell table:style-name="ce8" office:value-type="float" office:value="6102.77777777778" calcext:value-type="float">
            <text:p>6102.77777777778</text:p>
          </table:table-cell>
          <table:table-cell table:style-name="Default" office:value-type="float" office:value="-8861.74189814815" calcext:value-type="float">
            <text:p>-8861.74189814815</text:p>
          </table:table-cell>
          <table:table-cell table:style-name="Default" office:value-type="float" office:value="-9673.32658179012" calcext:value-type="float">
            <text:p>-9673.32658179012</text:p>
          </table:table-cell>
          <table:table-cell table:style-name="Default" office:value-type="float" office:value="6102.77777777778" calcext:value-type="float">
            <text:p>6102.77777777778</text:p>
          </table:table-cell>
          <table:table-cell table:style-name="Default" office:value-type="float" office:value="-3057.74594907407" calcext:value-type="float">
            <text:p>-3057.74594907407</text:p>
          </table:table-cell>
          <table:table-cell table:style-name="ce8" office:value-type="float" office:value="-31520.4234182099" calcext:value-type="float">
            <text:p>-31520.4234182099</text:p>
          </table:table-cell>
          <table:table-cell table:style-name="Default" office:value-type="float" office:value="14494.0972222222" calcext:value-type="float">
            <text:p>14494.0972222222</text:p>
          </table:table-cell>
          <table:table-cell table:style-name="ce8" office:value-type="float" office:value="-3057.74594907407" calcext:value-type="float">
            <text:p>-3057.74594907407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14494.0972222222" calcext:value-type="float">
            <text:p>14494.0972222222</text:p>
          </table:table-cell>
          <table:table-cell table:style-name="ce8" office:value-type="float" office:value="10171.2962962963" calcext:value-type="float">
            <text:p>10171.296296296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102.77777777778" calcext:value-type="float">
            <text:p>6102.77777777778</text:p>
          </table:table-cell>
          <table:table-cell table:style-name="ce8" office:value-type="float" office:value="3559.9537037037" calcext:value-type="float">
            <text:p>3559.95370370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102.77777777778" calcext:value-type="float">
            <text:p>-6102.77777777778</text:p>
          </table:table-cell>
          <table:table-cell table:style-name="Default" office:value-type="float" office:value="2542.82407407407" calcext:value-type="float">
            <text:p>2542.82407407407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-14494.0972222222" calcext:value-type="float">
            <text:p>-14494.0972222222</text:p>
          </table:table-cell>
          <table:table-cell table:style-name="Default" office:value-type="float" office:value="4322.80092592593" calcext:value-type="float">
            <text:p>4322.8009259259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8861.74189814815" calcext:value-type="float">
            <text:p>-8861.74189814815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7821.72685185185" calcext:value-type="float">
            <text:p>7821.72685185185</text:p>
          </table:table-cell>
          <table:table-cell table:style-name="ce8" office:value-type="float" office:value="8861.74189814815" calcext:value-type="float">
            <text:p>8861.74189814815</text:p>
          </table:table-cell>
          <table:table-cell table:style-name="ce8" office:value-type="float" office:value="0" calcext:value-type="float">
            <text:p>0</text:p>
          </table:table-cell>
          <table:table-cell table:style-name="Default" office:value-type="float" office:value="2812.36342592593" calcext:value-type="float">
            <text:p>2812.36342592593</text:p>
          </table:table-cell>
          <table:table-cell table:style-name="Default" office:value-type="float" office:value="3057.74594907407" calcext:value-type="float">
            <text:p>3057.745949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55.43171296296" calcext:value-type="float">
            <text:p>1955.43171296296</text:p>
          </table:table-cell>
          <table:table-cell table:style-name="ce8" office:value-type="float" office:value="-3057.74594907407" calcext:value-type="float">
            <text:p>-3057.74594907407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1713.86342592593" calcext:value-type="float">
            <text:p>1713.86342592593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10192.4864969136" calcext:value-type="float">
            <text:p>-10192.4864969136</text:p>
          </table:table-cell>
          <table:table-cell table:style-name="Default" office:value-type="float" office:value="6102.77777777778" calcext:value-type="float">
            <text:p>6102.77777777778</text:p>
          </table:table-cell>
          <table:table-cell table:style-name="Default" office:value-type="float" office:value="8861.74189814815" calcext:value-type="float">
            <text:p>8861.74189814815</text:p>
          </table:table-cell>
          <table:table-cell table:style-name="ce8" office:value-type="float" office:value="51386.2364969136" calcext:value-type="float">
            <text:p>51386.2364969136</text:p>
          </table:table-cell>
          <table:table-cell table:style-name="ce8" office:value-type="float" office:value="14494.0972222222" calcext:value-type="float">
            <text:p>14494.0972222222</text:p>
          </table:table-cell>
          <table:table-cell table:style-name="Default" office:value-type="float" office:value="8861.74189814815" calcext:value-type="float">
            <text:p>8861.74189814815</text:p>
          </table:table-cell>
          <table:table-cell table:style-name="Default" office:value-type="float" office:value="-31520.4234182099" calcext:value-type="float">
            <text:p>-31520.4234182099</text:p>
          </table:table-cell>
          <table:table-cell table:style-name="Default" office:value-type="float" office:value="14494.0972222222" calcext:value-type="float">
            <text:p>14494.0972222222</text:p>
          </table:table-cell>
          <table:table-cell table:style-name="Default" office:value-type="float" office:value="3057.74594907407" calcext:value-type="float">
            <text:p>3057.74594907407</text:p>
          </table:table-cell>
          <table:table-cell table:style-name="ce8" office:value-type="float" office:value="-9673.32658179012" calcext:value-type="float">
            <text:p>-9673.32658179012</text:p>
          </table:table-cell>
          <table:table-cell table:style-name="Default" office:value-type="float" office:value="6102.77777777778" calcext:value-type="float">
            <text:p>6102.77777777778</text:p>
          </table:table-cell>
          <table:table-cell table:style-name="ce8" office:value-type="float" office:value="3057.74594907407" calcext:value-type="float">
            <text:p>3057.74594907407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6102.77777777778" calcext:value-type="float">
            <text:p>6102.77777777778</text:p>
          </table:table-cell>
          <table:table-cell table:style-name="Default" office:value-type="float" office:value="3559.9537037037" calcext:value-type="float">
            <text:p>3559.95370370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494.0972222222" calcext:value-type="float">
            <text:p>14494.0972222222</text:p>
          </table:table-cell>
          <table:table-cell table:style-name="ce8" office:value-type="float" office:value="10171.2962962963" calcext:value-type="float">
            <text:p>10171.29629629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4494.0972222222" calcext:value-type="float">
            <text:p>-14494.0972222222</text:p>
          </table:table-cell>
          <table:table-cell table:style-name="Default" office:value-type="float" office:value="4322.80092592593" calcext:value-type="float">
            <text:p>4322.80092592593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-6102.77777777778" calcext:value-type="float">
            <text:p>-6102.77777777778</text:p>
          </table:table-cell>
          <table:table-cell table:style-name="Default" office:value-type="float" office:value="2542.82407407407" calcext:value-type="float">
            <text:p>2542.824074074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8861.74189814815" calcext:value-type="float">
            <text:p>-8861.74189814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12.36342592593" calcext:value-type="float">
            <text:p>2812.36342592593</text:p>
          </table:table-cell>
          <table:table-cell table:style-name="Default" office:value-type="float" office:value="8861.74189814815" calcext:value-type="float">
            <text:p>8861.74189814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821.72685185185" calcext:value-type="float">
            <text:p>7821.72685185185</text:p>
          </table:table-cell>
          <table:table-cell table:style-name="Default" office:value-type="float" office:value="3057.74594907407" calcext:value-type="float">
            <text:p>3057.745949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13.86342592593" calcext:value-type="float">
            <text:p>1713.86342592593</text:p>
          </table:table-cell>
          <table:table-cell table:style-name="Default" office:value-type="float" office:value="-3057.74594907407" calcext:value-type="float">
            <text:p>-3057.745949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55.43171296296" calcext:value-type="float">
            <text:p>1955.43171296296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9673.32658179012" calcext:value-type="float">
            <text:p>-9673.32658179012</text:p>
          </table:table-cell>
          <table:table-cell table:style-name="Default" office:value-type="float" office:value="-6102.77777777778" calcext:value-type="float">
            <text:p>-6102.77777777778</text:p>
          </table:table-cell>
          <table:table-cell table:style-name="Default" office:value-type="float" office:value="3057.74594907407" calcext:value-type="float">
            <text:p>3057.74594907407</text:p>
          </table:table-cell>
          <table:table-cell table:style-name="Default" office:value-type="float" office:value="-31520.4234182099" calcext:value-type="float">
            <text:p>-31520.4234182099</text:p>
          </table:table-cell>
          <table:table-cell table:style-name="Default" office:value-type="float" office:value="-14494.0972222222" calcext:value-type="float">
            <text:p>-14494.0972222222</text:p>
          </table:table-cell>
          <table:table-cell table:style-name="Default" office:value-type="float" office:value="3057.74594907407" calcext:value-type="float">
            <text:p>3057.74594907407</text:p>
          </table:table-cell>
          <table:table-cell table:style-name="Default" office:value-type="float" office:value="51386.2364969136" calcext:value-type="float">
            <text:p>51386.2364969136</text:p>
          </table:table-cell>
          <table:table-cell table:style-name="Default" office:value-type="float" office:value="-14494.0972222222" calcext:value-type="float">
            <text:p>-14494.0972222222</text:p>
          </table:table-cell>
          <table:table-cell table:style-name="Default" office:value-type="float" office:value="8861.74189814815" calcext:value-type="float">
            <text:p>8861.74189814815</text:p>
          </table:table-cell>
          <table:table-cell table:style-name="Default" office:value-type="float" office:value="-10192.4864969136" calcext:value-type="float">
            <text:p>-10192.4864969136</text:p>
          </table:table-cell>
          <table:table-cell table:style-name="Default" office:value-type="float" office:value="-6102.77777777778" calcext:value-type="float">
            <text:p>-6102.77777777778</text:p>
          </table:table-cell>
          <table:table-cell table:style-name="Default" office:value-type="float" office:value="8861.74189814815" calcext:value-type="float">
            <text:p>8861.74189814815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6102.77777777778" calcext:value-type="float">
            <text:p>6102.77777777778</text:p>
          </table:table-cell>
          <table:table-cell table:style-name="Default" office:value-type="float" office:value="2542.82407407407" calcext:value-type="float">
            <text:p>2542.824074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494.0972222222" calcext:value-type="float">
            <text:p>14494.0972222222</text:p>
          </table:table-cell>
          <table:table-cell table:style-name="Default" office:value-type="float" office:value="4322.80092592593" calcext:value-type="float">
            <text:p>4322.80092592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4494.0972222222" calcext:value-type="float">
            <text:p>-14494.0972222222</text:p>
          </table:table-cell>
          <table:table-cell table:style-name="Default" office:value-type="float" office:value="10171.2962962963" calcext:value-type="float">
            <text:p>10171.29629629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102.77777777778" calcext:value-type="float">
            <text:p>-6102.77777777778</text:p>
          </table:table-cell>
          <table:table-cell table:style-name="Default" office:value-type="float" office:value="3559.9537037037" calcext:value-type="float">
            <text:p>3559.9537037037</text:p>
          </table:table-cell>
          <table:table-cell table:style-name="Default" office:value-type="float" office:value="0" calcext:value-type="float">
            <text:p>0</text:p>
          </table:table-cell>
          <table:table-cell table:style-name="ce11" office:value-type="float" office:value="23" calcext:value-type="float">
            <text:p>23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3057.74594907407" calcext:value-type="float">
            <text:p>-3057.745949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55.43171296296" calcext:value-type="float">
            <text:p>1955.43171296296</text:p>
          </table:table-cell>
          <table:table-cell table:style-name="Default" office:value-type="float" office:value="3057.74594907407" calcext:value-type="float">
            <text:p>3057.745949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13.86342592593" calcext:value-type="float">
            <text:p>1713.86342592593</text:p>
          </table:table-cell>
          <table:table-cell table:style-name="Default" office:value-type="float" office:value="8861.74189814815" calcext:value-type="float">
            <text:p>8861.74189814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821.72685185185" calcext:value-type="float">
            <text:p>7821.72685185185</text:p>
          </table:table-cell>
          <table:table-cell table:style-name="Default" office:value-type="float" office:value="-8861.74189814815" calcext:value-type="float">
            <text:p>-8861.74189814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12.36342592593" calcext:value-type="float">
            <text:p>2812.36342592593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31520.4234182099" calcext:value-type="float">
            <text:p>-31520.4234182099</text:p>
          </table:table-cell>
          <table:table-cell table:style-name="Default" office:value-type="float" office:value="-14494.0972222222" calcext:value-type="float">
            <text:p>-14494.0972222222</text:p>
          </table:table-cell>
          <table:table-cell table:style-name="Default" office:value-type="float" office:value="-3057.74594907407" calcext:value-type="float">
            <text:p>-3057.74594907407</text:p>
          </table:table-cell>
          <table:table-cell table:style-name="Default" office:value-type="float" office:value="-9673.32658179012" calcext:value-type="float">
            <text:p>-9673.32658179012</text:p>
          </table:table-cell>
          <table:table-cell table:style-name="Default" office:value-type="float" office:value="-6102.77777777778" calcext:value-type="float">
            <text:p>-6102.77777777778</text:p>
          </table:table-cell>
          <table:table-cell table:style-name="Default" office:value-type="float" office:value="-3057.74594907407" calcext:value-type="float">
            <text:p>-3057.74594907407</text:p>
          </table:table-cell>
          <table:table-cell table:style-name="Default" office:value-type="float" office:value="-10192.4864969136" calcext:value-type="float">
            <text:p>-10192.4864969136</text:p>
          </table:table-cell>
          <table:table-cell table:style-name="Default" office:value-type="float" office:value="-6102.77777777778" calcext:value-type="float">
            <text:p>-6102.77777777778</text:p>
          </table:table-cell>
          <table:table-cell table:style-name="Default" office:value-type="float" office:value="-8861.74189814815" calcext:value-type="float">
            <text:p>-8861.74189814815</text:p>
          </table:table-cell>
          <table:table-cell table:style-name="ce8" office:value-type="float" office:value="51386.2364969136" calcext:value-type="float">
            <text:p>51386.2364969136</text:p>
          </table:table-cell>
          <table:table-cell table:style-name="Default" office:value-type="float" office:value="-14494.0972222222" calcext:value-type="float">
            <text:p>-14494.0972222222</text:p>
          </table:table-cell>
          <table:table-cell table:style-name="ce8" office:value-type="float" office:value="-8861.74189814815" calcext:value-type="float">
            <text:p>-8861.74189814815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14494.0972222222" calcext:value-type="float">
            <text:p>14494.0972222222</text:p>
          </table:table-cell>
          <table:table-cell table:style-name="Default" office:value-type="float" office:value="4322.80092592593" calcext:value-type="float">
            <text:p>4322.80092592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02.77777777778" calcext:value-type="float">
            <text:p>6102.77777777778</text:p>
          </table:table-cell>
          <table:table-cell table:style-name="Default" office:value-type="float" office:value="2542.82407407407" calcext:value-type="float">
            <text:p>2542.824074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102.77777777778" calcext:value-type="float">
            <text:p>-6102.77777777778</text:p>
          </table:table-cell>
          <table:table-cell table:style-name="Default" office:value-type="float" office:value="3559.9537037037" calcext:value-type="float">
            <text:p>3559.95370370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4494.0972222222" calcext:value-type="float">
            <text:p>-14494.0972222222</text:p>
          </table:table-cell>
          <table:table-cell table:style-name="Default" office:value-type="float" office:value="10171.2962962963" calcext:value-type="float">
            <text:p>10171.2962962963</text:p>
          </table:table-cell>
          <table:table-cell table:style-name="Default"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3057.74594907407" calcext:value-type="float">
            <text:p>-3057.745949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13.86342592593" calcext:value-type="float">
            <text:p>1713.86342592593</text:p>
          </table:table-cell>
          <table:table-cell table:style-name="Default" office:value-type="float" office:value="3057.74594907407" calcext:value-type="float">
            <text:p>3057.745949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55.43171296296" calcext:value-type="float">
            <text:p>1955.43171296296</text:p>
          </table:table-cell>
          <table:table-cell table:style-name="Default" office:value-type="float" office:value="8861.74189814815" calcext:value-type="float">
            <text:p>8861.74189814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12.36342592593" calcext:value-type="float">
            <text:p>2812.36342592593</text:p>
          </table:table-cell>
          <table:table-cell table:style-name="Default" office:value-type="float" office:value="-8861.74189814815" calcext:value-type="float">
            <text:p>-8861.74189814815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7821.72685185185" calcext:value-type="float">
            <text:p>7821.72685185185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54"/>
        </table:table-row>
        <table:table-row table:style-name="ro1">
          <table:table-cell table:style-name="ce7" office:value-type="string" calcext:value-type="string" table:number-columns-spanned="1" table:number-rows-spanned="9">
            <text:p>Knn</text:p>
          </table:table-cell>
          <table:table-cell table:style-name="ce2" table:formula="of:=[.H8]+[.K25]+[.E33]+[.B44]" office:value-type="float" office:value="205544.945987654" calcext:value-type="float">
            <text:p>205544.945987654</text:p>
          </table:table-cell>
          <table:table-cell table:style-name="ce2" table:formula="of:=[.I8]+[.L25]+[.F33]+[.C44]" office:value-type="float" office:value="0" calcext:value-type="float">
            <text:p>0</text:p>
          </table:table-cell>
          <table:table-cell table:style-name="ce2" table:formula="of:=[.J8]+[.M25]+[.G33]+[.D44]" office:value-type="float" office:value="0" calcext:value-type="float">
            <text:p>0</text:p>
          </table:table-cell>
          <table:table-cell table:style-name="ce2" table:formula="of:=[.M8]+[.K21]+[.E32]+0" office:value-type="float" office:value="14665.7378472222" calcext:value-type="float">
            <text:p>14665.7378472222</text:p>
          </table:table-cell>
          <table:table-cell table:style-name="ce2" table:formula="of:=[.K22]+[.E44]" office:value-type="float" office:value="-20384.9729938272" calcext:value-type="float">
            <text:p>-20384.9729938272</text:p>
          </table:table-cell>
          <table:table-cell table:style-name="ce2" table:formula="of:=[.K23]+[.F44]" office:value-type="float" office:value="0" calcext:value-type="float">
            <text:p>0</text:p>
          </table:table-cell>
          <table:table-cell table:style-name="ce2" table:formula="of:=[.M33]" office:value-type="float" office:value="3057.74594907407" calcext:value-type="float">
            <text:p>3057.74594907407</text:p>
          </table:table-cell>
          <table:table-cell table:style-name="ce2" table:formula="of:=[.K44]" office:value-type="float" office:value="-31520.4234182099" calcext:value-type="float">
            <text:p>-31520.4234182099</text:p>
          </table:table-cell>
          <table:table-cell table:style-name="ce2" table:formula="of:=[.J33]+[.M44]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53"/>
        </table:table-row>
        <table:table-row table:style-name="ro1">
          <table:covered-table-cell/>
          <table:table-cell table:style-name="ce2" table:formula="of:=[.C58]" office:value-type="float" office:value="0" calcext:value-type="float">
            <text:p>0</text:p>
          </table:table-cell>
          <table:table-cell table:style-name="ce2" table:formula="of:=[.I9]+[.L26]+[.F34]+[.C45]" office:value-type="float" office:value="40685.1851851852" calcext:value-type="float">
            <text:p>40685.1851851852</text:p>
          </table:table-cell>
          <table:table-cell table:style-name="ce2" table:formula="of:=[.J9]+[.M26]+[.G34]+[.D45]" office:value-type="float" office:value="0" calcext:value-type="float">
            <text:p>0</text:p>
          </table:table-cell>
          <table:table-cell table:style-name="ce2" table:formula="of:=[.M9]+[.L21]+[.F32]" office:value-type="float" office:value="0" calcext:value-type="float">
            <text:p>0</text:p>
          </table:table-cell>
          <table:table-cell table:style-name="ce2" table:formula="of:=[.L22]+[.E45]" office:value-type="float" office:value="0" calcext:value-type="float">
            <text:p>0</text:p>
          </table:table-cell>
          <table:table-cell table:style-name="ce2" table:formula="of:=[.L23]+[.F45]" office:value-type="float" office:value="7119.9074074074" calcext:value-type="float">
            <text:p>7119.9074074074</text:p>
          </table:table-cell>
          <table:table-cell table:style-name="ce2" table:formula="of:=[.M34]" office:value-type="float" office:value="0" calcext:value-type="float">
            <text:p>0</text:p>
          </table:table-cell>
          <table:table-cell table:style-name="ce2" table:formula="of:=[.K45]+[.H34]" office:value-type="float" office:value="-28988.1944444444" calcext:value-type="float">
            <text:p>-28988.1944444444</text:p>
          </table:table-cell>
          <table:table-cell table:style-name="ce2" table:formula="of:=[.M45]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53"/>
        </table:table-row>
        <table:table-row table:style-name="ro1">
          <table:covered-table-cell/>
          <table:table-cell table:style-name="ce2" table:formula="of:=[.D58]" office:value-type="float" office:value="0" calcext:value-type="float">
            <text:p>0</text:p>
          </table:table-cell>
          <table:table-cell table:style-name="ce2" table:formula="of:=[.D59]" office:value-type="float" office:value="0" calcext:value-type="float">
            <text:p>0</text:p>
          </table:table-cell>
          <table:table-cell table:style-name="ce2" table:formula="of:=[.J10]+[.M27]+[.G35]+[.D46]" office:value-type="float" office:value="31286.9074074074" calcext:value-type="float">
            <text:p>31286.9074074074</text:p>
          </table:table-cell>
          <table:table-cell table:style-name="ce2" table:formula="of:=[.M10]+[.M21]+[.G32]" office:value-type="float" office:value="7580.15856481482" calcext:value-type="float">
            <text:p>7580.15856481482</text:p>
          </table:table-cell>
          <table:table-cell table:style-name="ce2" table:formula="of:=[.M22]+[.E46]" office:value-type="float" office:value="17723.4837962963" calcext:value-type="float">
            <text:p>17723.4837962963</text:p>
          </table:table-cell>
          <table:table-cell table:style-name="ce2" table:formula="of:=[.M23]+[.F46]" office:value-type="float" office:value="0" calcext:value-type="float">
            <text:p>0</text:p>
          </table:table-cell>
          <table:table-cell table:style-name="ce2" table:formula="of:=[.M35]" office:value-type="float" office:value="1955.43171296296" calcext:value-type="float">
            <text:p>1955.43171296296</text:p>
          </table:table-cell>
          <table:table-cell table:style-name="ce2" table:formula="of:=[.H35]+[.K46]" office:value-type="float" office:value="0" calcext:value-type="float">
            <text:p>0</text:p>
          </table:table-cell>
          <table:table-cell table:style-name="ce2" table:formula="of:=[.M46]" office:value-type="float" office:value="1713.86342592593" calcext:value-type="float">
            <text:p>1713.86342592593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53"/>
        </table:table-row>
        <table:table-row table:style-name="ro1">
          <table:covered-table-cell/>
          <table:table-cell table:style-name="ce2" table:formula="of:=[.E58]" office:value-type="float" office:value="14665.7378472222" calcext:value-type="float">
            <text:p>14665.7378472222</text:p>
          </table:table-cell>
          <table:table-cell table:style-name="ce2" table:formula="of:=[.E59]" office:value-type="float" office:value="0" calcext:value-type="float">
            <text:p>0</text:p>
          </table:table-cell>
          <table:table-cell table:style-name="ce2" table:formula="of:=[.E60]" office:value-type="float" office:value="7580.15856481482" calcext:value-type="float">
            <text:p>7580.15856481482</text:p>
          </table:table-cell>
          <table:table-cell table:style-name="ce2" table:formula="of:=[.M13]+[.G21]+[.D32]" office:value-type="float" office:value="23465.1805555555" calcext:value-type="float">
            <text:p>23465.1805555555</text:p>
          </table:table-cell>
          <table:table-cell table:style-name="ce2" table:formula="of:=[.H21]" office:value-type="float" office:value="3057.74594907407" calcext:value-type="float">
            <text:p>3057.74594907407</text:p>
          </table:table-cell>
          <table:table-cell table:style-name="ce2" table:formula="of:=[.I21]" office:value-type="float" office:value="0" calcext:value-type="float">
            <text:p>0</text:p>
          </table:table-cell>
          <table:table-cell table:style-name="ce2" table:formula="of:=[.M32]" office:value-type="float" office:value="1713.86342592593" calcext:value-type="float">
            <text:p>1713.86342592593</text:p>
          </table:table-cell>
          <table:table-cell table:style-name="ce2" table:formula="of:=[.H32]" office:value-type="float" office:value="3057.74594907407" calcext:value-type="float">
            <text:p>3057.74594907407</text:p>
          </table:table-cell>
          <table:table-cell table:style-name="ce2" table:formula="of:=[.J32]" office:value-type="float" office:value="1955.43171296296" calcext:value-type="float">
            <text:p>1955.43171296296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53"/>
        </table:table-row>
        <table:table-row table:style-name="ro1">
          <table:covered-table-cell/>
          <table:table-cell table:style-name="ce2" table:formula="of:=[.F58]" office:value-type="float" office:value="-20384.9729938272" calcext:value-type="float">
            <text:p>-20384.9729938272</text:p>
          </table:table-cell>
          <table:table-cell table:style-name="ce2" table:formula="of:=[.F59]" office:value-type="float" office:value="0" calcext:value-type="float">
            <text:p>0</text:p>
          </table:table-cell>
          <table:table-cell table:style-name="ce2" table:formula="of:=[.F60]" office:value-type="float" office:value="17723.4837962963" calcext:value-type="float">
            <text:p>17723.4837962963</text:p>
          </table:table-cell>
          <table:table-cell table:style-name="ce2" table:formula="of:=[.F61]" office:value-type="float" office:value="3057.74594907407" calcext:value-type="float">
            <text:p>3057.74594907407</text:p>
          </table:table-cell>
          <table:table-cell table:style-name="ce2" table:formula="of:=[.H22]+[.E47]" office:value-type="float" office:value="102772.472993827" calcext:value-type="float">
            <text:p>102772.472993827</text:p>
          </table:table-cell>
          <table:table-cell table:style-name="ce2" table:formula="of:=[.I22]+[.F47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K47]" office:value-type="float" office:value="-9673.32658179012" calcext:value-type="float">
            <text:p>-9673.32658179012</text:p>
          </table:table-cell>
          <table:table-cell table:style-name="ce2" table:formula="of:=[.M47]" office:value-type="float" office:value="3057.74594907407" calcext:value-type="float">
            <text:p>3057.74594907407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53"/>
        </table:table-row>
        <table:table-row table:style-name="ro1">
          <table:covered-table-cell/>
          <table:table-cell table:style-name="ce2" table:formula="of:=[.G58]" office:value-type="float" office:value="0" calcext:value-type="float">
            <text:p>0</text:p>
          </table:table-cell>
          <table:table-cell table:style-name="ce2" table:formula="of:=[.G59]" office:value-type="float" office:value="7119.9074074074" calcext:value-type="float">
            <text:p>7119.9074074074</text:p>
          </table:table-cell>
          <table:table-cell table:style-name="ce2" table:formula="of:=[.G60]" office:value-type="float" office:value="0" calcext:value-type="float">
            <text:p>0</text:p>
          </table:table-cell>
          <table:table-cell table:style-name="ce2" table:formula="of:=[.G61]" office:value-type="float" office:value="0" calcext:value-type="float">
            <text:p>0</text:p>
          </table:table-cell>
          <table:table-cell table:style-name="ce2" table:formula="of:=[.G62]" office:value-type="float" office:value="0" calcext:value-type="float">
            <text:p>0</text:p>
          </table:table-cell>
          <table:table-cell table:style-name="ce2" table:formula="of:=[.I23]+[.F48]" office:value-type="float" office:value="20342.5925925926" calcext:value-type="float">
            <text:p>20342.5925925926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K48]" office:value-type="float" office:value="-6102.77777777778" calcext:value-type="float">
            <text:p>-6102.77777777778</text:p>
          </table:table-cell>
          <table:table-cell table:style-name="ce2" table:formula="of:=[.M48]" office:value-type="float" office:value="0" calcext:value-type="float">
            <text:p>0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53"/>
        </table:table-row>
        <table:table-row table:style-name="ro1">
          <table:covered-table-cell/>
          <table:table-cell table:style-name="ce2" table:formula="of:=[.H58]" office:value-type="float" office:value="3057.74594907407" calcext:value-type="float">
            <text:p>3057.74594907407</text:p>
          </table:table-cell>
          <table:table-cell table:style-name="ce2" table:formula="of:=[.H59]" office:value-type="float" office:value="0" calcext:value-type="float">
            <text:p>0</text:p>
          </table:table-cell>
          <table:table-cell table:style-name="ce2" table:formula="of:=[.H60]" office:value-type="float" office:value="1955.43171296296" calcext:value-type="float">
            <text:p>1955.43171296296</text:p>
          </table:table-cell>
          <table:table-cell table:style-name="ce2" table:formula="of:=[.H61]" office:value-type="float" office:value="1713.86342592593" calcext:value-type="float">
            <text:p>1713.86342592593</text:p>
          </table:table-cell>
          <table:table-cell table:style-name="ce2" table:formula="of:=[.H62]" office:value-type="float" office:value="0" calcext:value-type="float">
            <text:p>0</text:p>
          </table:table-cell>
          <table:table-cell table:style-name="ce2" table:formula="of:=[.H63]" office:value-type="float" office:value="0" calcext:value-type="float">
            <text:p>0</text:p>
          </table:table-cell>
          <table:table-cell table:style-name="ce2" table:formula="of:=[.M41]" office:value-type="float" office:value="7821.72685185185" calcext:value-type="float">
            <text:p>7821.72685185185</text:p>
          </table:table-cell>
          <table:table-cell table:style-name="ce2" table:formula="of:=[.M36]" office:value-type="float" office:value="8861.74189814815" calcext:value-type="float">
            <text:p>8861.74189814815</text:p>
          </table:table-cell>
          <table:table-cell table:style-name="ce2" table:formula="of:=[.M38]" office:value-type="float" office:value="2812.36342592593" calcext:value-type="float">
            <text:p>2812.36342592593</text:p>
          </table:table-cell>
          <table:table-cell office:value-type="float" office:value="18" calcext:value-type="float">
            <text:p>18</text:p>
          </table:table-cell>
          <table:table-cell table:number-columns-repeated="53"/>
        </table:table-row>
        <table:table-row table:style-name="ro1">
          <table:covered-table-cell/>
          <table:table-cell table:style-name="ce2" table:formula="of:=[.I58]" office:value-type="float" office:value="-31520.4234182099" calcext:value-type="float">
            <text:p>-31520.4234182099</text:p>
          </table:table-cell>
          <table:table-cell table:style-name="ce2" table:formula="of:=[.I59]" office:value-type="float" office:value="-28988.1944444444" calcext:value-type="float">
            <text:p>-28988.1944444444</text:p>
          </table:table-cell>
          <table:table-cell table:style-name="ce2" table:formula="of:=[.I60]" office:value-type="float" office:value="0" calcext:value-type="float">
            <text:p>0</text:p>
          </table:table-cell>
          <table:table-cell table:style-name="ce2" table:formula="of:=[.I61]" office:value-type="float" office:value="3057.74594907407" calcext:value-type="float">
            <text:p>3057.74594907407</text:p>
          </table:table-cell>
          <table:table-cell table:style-name="ce2" table:formula="of:=[.I62]" office:value-type="float" office:value="-9673.32658179012" calcext:value-type="float">
            <text:p>-9673.32658179012</text:p>
          </table:table-cell>
          <table:table-cell table:style-name="ce2" table:formula="of:=[.I63]" office:value-type="float" office:value="-6102.77777777778" calcext:value-type="float">
            <text:p>-6102.77777777778</text:p>
          </table:table-cell>
          <table:table-cell table:style-name="ce2" table:formula="of:=[.I64]" office:value-type="float" office:value="8861.74189814815" calcext:value-type="float">
            <text:p>8861.74189814815</text:p>
          </table:table-cell>
          <table:table-cell table:style-name="ce2" table:formula="of:=[.H36]+[.K53]" office:value-type="float" office:value="102772.472993827" calcext:value-type="float">
            <text:p>102772.472993827</text:p>
          </table:table-cell>
          <table:table-cell table:style-name="ce2" table:formula="of:=[.J36]+[.M53]" office:value-type="float" office:value="0" calcext:value-type="float">
            <text:p>0</text:p>
          </table:table-cell>
          <table:table-cell table:style-name="ce11" office:value-type="float" office:value="19" calcext:value-type="float">
            <text:p>19</text:p>
          </table:table-cell>
          <table:table-cell table:number-columns-repeated="53"/>
        </table:table-row>
        <table:table-row table:style-name="ro1">
          <table:covered-table-cell/>
          <table:table-cell table:style-name="ce2" table:formula="of:=[.J58]" office:value-type="float" office:value="0" calcext:value-type="float">
            <text:p>0</text:p>
          </table:table-cell>
          <table:table-cell table:style-name="ce2" table:formula="of:=[.J59]" office:value-type="float" office:value="0" calcext:value-type="float">
            <text:p>0</text:p>
          </table:table-cell>
          <table:table-cell table:style-name="ce2" table:formula="of:=[.J60]" office:value-type="float" office:value="1713.86342592593" calcext:value-type="float">
            <text:p>1713.86342592593</text:p>
          </table:table-cell>
          <table:table-cell table:style-name="ce2" table:formula="of:=[.J61]" office:value-type="float" office:value="1955.43171296296" calcext:value-type="float">
            <text:p>1955.43171296296</text:p>
          </table:table-cell>
          <table:table-cell table:style-name="ce2" table:formula="of:=[.J62]" office:value-type="float" office:value="3057.74594907407" calcext:value-type="float">
            <text:p>3057.74594907407</text:p>
          </table:table-cell>
          <table:table-cell table:style-name="ce2" table:formula="of:=[.J63]" office:value-type="float" office:value="0" calcext:value-type="float">
            <text:p>0</text:p>
          </table:table-cell>
          <table:table-cell table:style-name="ce2" table:formula="of:=[.J64]" office:value-type="float" office:value="2812.36342592593" calcext:value-type="float">
            <text:p>2812.36342592593</text:p>
          </table:table-cell>
          <table:table-cell table:style-name="ce2" table:formula="of:=[.J65]" office:value-type="float" office:value="0" calcext:value-type="float">
            <text:p>0</text:p>
          </table:table-cell>
          <table:table-cell table:style-name="ce2" table:formula="of:=[.M55]" office:value-type="float" office:value="7821.72685185185" calcext:value-type="float">
            <text:p>7821.72685185185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string" calcext:value-type="string" table:number-columns-spanned="1" table:number-rows-spanned="12">
            <text:p>P1</text:p>
          </table:table-cell>
          <table:table-cell table:style-name="Default" office:value-type="float" office:value="13.2" calcext:value-type="float">
            <text:p>13.2</text:p>
          </table:table-cell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7" office:value-type="string" calcext:value-type="string" table:number-columns-spanned="1" table:number-rows-spanned="12">
            <text:p>P2</text:p>
          </table:table-cell>
          <table:table-cell table:style-name="Default" office:value-type="float" office:value="13.2" calcext:value-type="float">
            <text:p>13.2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7" office:value-type="string" calcext:value-type="string" table:number-columns-spanned="1" table:number-rows-spanned="12">
            <text:p>P3</text:p>
          </table:table-cell>
          <table:table-cell table:style-name="Default" office:value-type="float" office:value="13.2" calcext:value-type="float">
            <text:p>13.2</text:p>
          </table:table-cell>
          <table:table-cell table:style-name="ce11" office:value-type="float" office:value="10" calcext:value-type="float">
            <text:p>10</text:p>
          </table:table-cell>
          <table:table-cell table:style-name="Default"/>
          <table:table-cell table:style-name="ce17" office:value-type="string" calcext:value-type="string" table:number-columns-spanned="1" table:number-rows-spanned="12">
            <text:p>P4</text:p>
          </table:table-cell>
          <table:table-cell table:style-name="Default" office:value-type="float" office:value="13.2" calcext:value-type="float">
            <text:p>13.2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49"/>
        </table:table-row>
        <table:table-row table:style-name="ro1">
          <table:covered-table-cell/>
          <table:table-cell table:style-name="Default" office:value-type="float" office:value="2.2" calcext:value-type="float">
            <text:p>2.2</text:p>
          </table:table-cell>
          <table:table-cell table:style-name="ce11" office:value-type="float" office:value="2" calcext:value-type="float">
            <text:p>2</text:p>
          </table:table-cell>
          <table:table-cell table:style-name="Default"/>
          <table:covered-table-cell/>
          <table:table-cell table:style-name="Default" office:value-type="float" office:value="2.2" calcext:value-type="float">
            <text:p>2.2</text:p>
          </table:table-cell>
          <table:table-cell table:style-name="ce11" office:value-type="float" office:value="5" calcext:value-type="float">
            <text:p>5</text:p>
          </table:table-cell>
          <table:table-cell/>
          <table:covered-table-cell/>
          <table:table-cell table:style-name="Default" office:value-type="float" office:value="2.2" calcext:value-type="float">
            <text:p>2.2</text:p>
          </table:table-cell>
          <table:table-cell table:style-name="ce11" office:value-type="float" office:value="11" calcext:value-type="float">
            <text:p>11</text:p>
          </table:table-cell>
          <table:table-cell table:style-name="Default"/>
          <table:covered-table-cell/>
          <table:table-cell table:style-name="Default" office:value-type="float" office:value="2.2" calcext:value-type="float">
            <text:p>2.2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covered-table-cell/>
          <table:table-cell table:style-name="Default" office:value-type="float" office:value="-2.64" calcext:value-type="float">
            <text:p>-2.64</text:p>
          </table:table-cell>
          <table:table-cell table:style-name="ce11" office:value-type="float" office:value="3" calcext:value-type="float">
            <text:p>3</text:p>
          </table:table-cell>
          <table:table-cell table:style-name="Default"/>
          <table:covered-table-cell/>
          <table:table-cell table:style-name="Default" office:value-type="float" office:value="-2.64" calcext:value-type="float">
            <text:p>-2.64</text:p>
          </table:table-cell>
          <table:table-cell table:style-name="ce11" office:value-type="float" office:value="6" calcext:value-type="float">
            <text:p>6</text:p>
          </table:table-cell>
          <table:table-cell/>
          <table:covered-table-cell/>
          <table:table-cell table:style-name="Default" office:value-type="float" office:value="-2.64" calcext:value-type="float">
            <text:p>-2.64</text:p>
          </table:table-cell>
          <table:table-cell table:style-name="ce12" office:value-type="float" office:value="12" calcext:value-type="float">
            <text:p>12</text:p>
          </table:table-cell>
          <table:table-cell table:style-name="Default"/>
          <table:covered-table-cell/>
          <table:table-cell table:style-name="Default" office:value-type="float" office:value="-2.64" calcext:value-type="float">
            <text:p>-2.64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49"/>
        </table:table-row>
        <table:table-row table:style-name="ro1">
          <table:covered-table-cell/>
          <table:table-cell table:style-name="Default" office:value-type="float" office:value="13.2" calcext:value-type="float">
            <text:p>13.2</text:p>
          </table:table-cell>
          <table:table-cell table:style-name="ce11" office:value-type="float" office:value="4" calcext:value-type="float">
            <text:p>4</text:p>
          </table:table-cell>
          <table:table-cell table:style-name="Default"/>
          <table:covered-table-cell/>
          <table:table-cell table:style-name="Default" office:value-type="float" office:value="13.2" calcext:value-type="float">
            <text:p>13.2</text:p>
          </table:table-cell>
          <table:table-cell table:style-name="ce11" office:value-type="float" office:value="10" calcext:value-type="float">
            <text:p>10</text:p>
          </table:table-cell>
          <table:table-cell/>
          <table:covered-table-cell/>
          <table:table-cell table:style-name="Default" office:value-type="float" office:value="13.2" calcext:value-type="float">
            <text:p>13.2</text:p>
          </table:table-cell>
          <table:table-cell table:style-name="ce12" office:value-type="float" office:value="7" calcext:value-type="float">
            <text:p>7</text:p>
          </table:table-cell>
          <table:table-cell table:style-name="Default"/>
          <table:covered-table-cell/>
          <table:table-cell table:style-name="Default" office:value-type="float" office:value="13.2" calcext:value-type="float">
            <text:p>13.2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49"/>
        </table:table-row>
        <table:table-row table:style-name="ro1">
          <table:covered-table-cell/>
          <table:table-cell table:style-name="Default" office:value-type="float" office:value="2.2" calcext:value-type="float">
            <text:p>2.2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covered-table-cell/>
          <table:table-cell table:style-name="Default" office:value-type="float" office:value="2.2" calcext:value-type="float">
            <text:p>2.2</text:p>
          </table:table-cell>
          <table:table-cell table:style-name="ce11" office:value-type="float" office:value="11" calcext:value-type="float">
            <text:p>11</text:p>
          </table:table-cell>
          <table:table-cell/>
          <table:covered-table-cell/>
          <table:table-cell table:style-name="Default" office:value-type="float" office:value="2.2" calcext:value-type="float">
            <text:p>2.2</text:p>
          </table:table-cell>
          <table:table-cell table:style-name="ce12" office:value-type="float" office:value="8" calcext:value-type="float">
            <text:p>8</text:p>
          </table:table-cell>
          <table:table-cell table:style-name="Default"/>
          <table:covered-table-cell/>
          <table:table-cell table:style-name="Default" office:value-type="float" office:value="2.2" calcext:value-type="float">
            <text:p>2.2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49"/>
        </table:table-row>
        <table:table-row table:style-name="ro1">
          <table:covered-table-cell/>
          <table:table-cell table:style-name="Default" office:value-type="float" office:value="2.64" calcext:value-type="float">
            <text:p>2.64</text:p>
          </table:table-cell>
          <table:table-cell table:style-name="ce11" office:value-type="float" office:value="6" calcext:value-type="float">
            <text:p>6</text:p>
          </table:table-cell>
          <table:table-cell table:style-name="Default"/>
          <table:covered-table-cell/>
          <table:table-cell table:style-name="Default" office:value-type="float" office:value="2.64" calcext:value-type="float">
            <text:p>2.64</text:p>
          </table:table-cell>
          <table:table-cell table:style-name="ce12" office:value-type="float" office:value="12" calcext:value-type="float">
            <text:p>12</text:p>
          </table:table-cell>
          <table:table-cell/>
          <table:covered-table-cell/>
          <table:table-cell table:style-name="Default" office:value-type="float" office:value="2.64" calcext:value-type="float">
            <text:p>2.64</text:p>
          </table:table-cell>
          <table:table-cell table:style-name="ce12" office:value-type="float" office:value="9" calcext:value-type="float">
            <text:p>9</text:p>
          </table:table-cell>
          <table:table-cell table:style-name="Default"/>
          <table:covered-table-cell/>
          <table:table-cell table:style-name="Default" office:value-type="float" office:value="2.64" calcext:value-type="float">
            <text:p>2.64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49"/>
        </table:table-row>
        <table:table-row table:style-name="ro1">
          <table:covered-table-cell/>
          <table:table-cell table:style-name="Default" office:value-type="float" office:value="13.2" calcext:value-type="float">
            <text:p>13.2</text:p>
          </table:table-cell>
          <table:table-cell table:style-name="ce12" office:value-type="float" office:value="7" calcext:value-type="float">
            <text:p>7</text:p>
          </table:table-cell>
          <table:table-cell table:style-name="Default"/>
          <table:covered-table-cell/>
          <table:table-cell table:style-name="Default" office:value-type="float" office:value="13.2" calcext:value-type="float">
            <text:p>13.2</text:p>
          </table:table-cell>
          <table:table-cell table:style-name="ce12" office:value-type="float" office:value="13" calcext:value-type="float">
            <text:p>13</text:p>
          </table:table-cell>
          <table:table-cell/>
          <table:covered-table-cell/>
          <table:table-cell table:style-name="Default" office:value-type="float" office:value="13.2" calcext:value-type="float">
            <text:p>13.2</text:p>
          </table:table-cell>
          <table:table-cell table:style-name="ce12" office:value-type="float" office:value="19" calcext:value-type="float">
            <text:p>19</text:p>
          </table:table-cell>
          <table:table-cell table:style-name="Default"/>
          <table:covered-table-cell/>
          <table:table-cell table:style-name="Default" office:value-type="float" office:value="13.2" calcext:value-type="float">
            <text:p>13.2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49"/>
        </table:table-row>
        <table:table-row table:style-name="ro1">
          <table:covered-table-cell/>
          <table:table-cell table:style-name="Default" office:value-type="float" office:value="-2.2" calcext:value-type="float">
            <text:p>-2.2</text:p>
          </table:table-cell>
          <table:table-cell table:style-name="ce12" office:value-type="float" office:value="8" calcext:value-type="float">
            <text:p>8</text:p>
          </table:table-cell>
          <table:table-cell table:style-name="Default"/>
          <table:covered-table-cell/>
          <table:table-cell table:style-name="Default" office:value-type="float" office:value="-2.2" calcext:value-type="float">
            <text:p>-2.2</text:p>
          </table:table-cell>
          <table:table-cell table:style-name="ce12" office:value-type="float" office:value="14" calcext:value-type="float">
            <text:p>14</text:p>
          </table:table-cell>
          <table:table-cell/>
          <table:covered-table-cell/>
          <table:table-cell table:style-name="Default" office:value-type="float" office:value="-2.2" calcext:value-type="float">
            <text:p>-2.2</text:p>
          </table:table-cell>
          <table:table-cell table:style-name="ce11" office:value-type="float" office:value="20" calcext:value-type="float">
            <text:p>20</text:p>
          </table:table-cell>
          <table:table-cell table:style-name="Default"/>
          <table:covered-table-cell/>
          <table:table-cell table:style-name="Default" office:value-type="float" office:value="-2.2" calcext:value-type="float">
            <text:p>-2.2</text:p>
          </table:table-cell>
          <table:table-cell table:style-name="ce11" office:value-type="float" office:value="23" calcext:value-type="float">
            <text:p>23</text:p>
          </table:table-cell>
          <table:table-cell table:number-columns-repeated="49"/>
        </table:table-row>
        <table:table-row table:style-name="ro1">
          <table:covered-table-cell/>
          <table:table-cell table:style-name="Default" office:value-type="float" office:value="2.64" calcext:value-type="float">
            <text:p>2.64</text:p>
          </table:table-cell>
          <table:table-cell table:style-name="ce12" office:value-type="float" office:value="9" calcext:value-type="float">
            <text:p>9</text:p>
          </table:table-cell>
          <table:table-cell table:style-name="Default"/>
          <table:covered-table-cell/>
          <table:table-cell table:style-name="Default" office:value-type="float" office:value="2.64" calcext:value-type="float">
            <text:p>2.64</text:p>
          </table:table-cell>
          <table:table-cell table:style-name="ce11" office:value-type="float" office:value="15" calcext:value-type="float">
            <text:p>15</text:p>
          </table:table-cell>
          <table:table-cell/>
          <table:covered-table-cell/>
          <table:table-cell table:style-name="Default" office:value-type="float" office:value="2.64" calcext:value-type="float">
            <text:p>2.64</text:p>
          </table:table-cell>
          <table:table-cell table:style-name="ce12" office:value-type="float" office:value="21" calcext:value-type="float">
            <text:p>21</text:p>
          </table:table-cell>
          <table:table-cell table:style-name="Default"/>
          <table:covered-table-cell/>
          <table:table-cell table:style-name="Default" office:value-type="float" office:value="2.64" calcext:value-type="float">
            <text:p>2.64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49"/>
        </table:table-row>
        <table:table-row table:style-name="ro1">
          <table:covered-table-cell/>
          <table:table-cell table:style-name="Default" office:value-type="float" office:value="13.2" calcext:value-type="float">
            <text:p>13.2</text:p>
          </table:table-cell>
          <table:table-cell table:style-name="ce11" office:value-type="float" office:value="10" calcext:value-type="float">
            <text:p>10</text:p>
          </table:table-cell>
          <table:table-cell table:style-name="Default"/>
          <table:covered-table-cell/>
          <table:table-cell table:style-name="Default" office:value-type="float" office:value="13.2" calcext:value-type="float">
            <text:p>13.2</text:p>
          </table:table-cell>
          <table:table-cell table:style-name="ce12" office:value-type="float" office:value="7" calcext:value-type="float">
            <text:p>7</text:p>
          </table:table-cell>
          <table:table-cell/>
          <table:covered-table-cell/>
          <table:table-cell table:style-name="Default" office:value-type="float" office:value="13.2" calcext:value-type="float">
            <text:p>13.2</text:p>
          </table:table-cell>
          <table:table-cell table:style-name="ce11" office:value-type="float" office:value="16" calcext:value-type="float">
            <text:p>16</text:p>
          </table:table-cell>
          <table:table-cell table:style-name="Default"/>
          <table:covered-table-cell/>
          <table:table-cell table:style-name="Default" office:value-type="float" office:value="13.2" calcext:value-type="float">
            <text:p>13.2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49"/>
        </table:table-row>
        <table:table-row table:style-name="ro1">
          <table:covered-table-cell/>
          <table:table-cell table:style-name="Default" office:value-type="float" office:value="-2.2" calcext:value-type="float">
            <text:p>-2.2</text:p>
          </table:table-cell>
          <table:table-cell table:style-name="ce11" office:value-type="float" office:value="11" calcext:value-type="float">
            <text:p>11</text:p>
          </table:table-cell>
          <table:table-cell table:style-name="Default"/>
          <table:covered-table-cell/>
          <table:table-cell table:style-name="Default" office:value-type="float" office:value="-2.2" calcext:value-type="float">
            <text:p>-2.2</text:p>
          </table:table-cell>
          <table:table-cell table:style-name="ce12" office:value-type="float" office:value="8" calcext:value-type="float">
            <text:p>8</text:p>
          </table:table-cell>
          <table:table-cell/>
          <table:covered-table-cell/>
          <table:table-cell table:style-name="Default" office:value-type="float" office:value="-2.2" calcext:value-type="float">
            <text:p>-2.2</text:p>
          </table:table-cell>
          <table:table-cell table:style-name="ce11" office:value-type="float" office:value="17" calcext:value-type="float">
            <text:p>17</text:p>
          </table:table-cell>
          <table:table-cell table:style-name="Default"/>
          <table:covered-table-cell/>
          <table:table-cell table:style-name="Default" office:value-type="float" office:value="-2.2" calcext:value-type="float">
            <text:p>-2.2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49"/>
        </table:table-row>
        <table:table-row table:style-name="ro1">
          <table:covered-table-cell/>
          <table:table-cell table:style-name="Default" office:value-type="float" office:value="-2.64" calcext:value-type="float">
            <text:p>-2.64</text:p>
          </table:table-cell>
          <table:table-cell table:style-name="ce12" office:value-type="float" office:value="12" calcext:value-type="float">
            <text:p>12</text:p>
          </table:table-cell>
          <table:table-cell table:style-name="Default"/>
          <table:covered-table-cell/>
          <table:table-cell table:style-name="Default" office:value-type="float" office:value="-2.64" calcext:value-type="float">
            <text:p>-2.64</text:p>
          </table:table-cell>
          <table:table-cell table:style-name="ce12" office:value-type="float" office:value="9" calcext:value-type="float">
            <text:p>9</text:p>
          </table:table-cell>
          <table:table-cell/>
          <table:covered-table-cell/>
          <table:table-cell table:style-name="Default" office:value-type="float" office:value="-2.64" calcext:value-type="float">
            <text:p>-2.64</text:p>
          </table:table-cell>
          <table:table-cell table:style-name="ce12" office:value-type="float" office:value="18" calcext:value-type="float">
            <text:p>18</text:p>
          </table:table-cell>
          <table:table-cell table:style-name="Default"/>
          <table:covered-table-cell/>
          <table:table-cell table:style-name="Default" office:value-type="float" office:value="-2.64" calcext:value-type="float">
            <text:p>-2.64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1" table:number-rows-spanned="9">
            <text:p>Pnn</text:p>
          </table:table-cell>
          <table:table-cell table:style-name="ce2" table:formula="of:=[.B74]+[.F77]+[.J71]+[.N68]" office:value-type="float" office:value="52.8" calcext:value-type="float">
            <text:p>52.8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61"/>
        </table:table-row>
        <table:table-row table:style-name="ro1">
          <table:covered-table-cell/>
          <table:table-cell table:style-name="ce2" table:formula="of:=[.B75]+[.F78]+[.J72]+[.N69]" office:value-type="float" office:value="0" calcext:value-type="float">
            <text:p>0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61"/>
        </table:table-row>
        <table:table-row table:style-name="ro1">
          <table:covered-table-cell/>
          <table:table-cell table:style-name="ce2" table:formula="of:=[.B76]+[.F79]+[.J73]+[.N70]" office:value-type="float" office:value="0" calcext:value-type="float">
            <text:p>0</text:p>
          </table:table-cell>
          <table:table-cell table:style-name="ce26" office:value-type="float" office:value="9" calcext:value-type="float">
            <text:p>9</text:p>
          </table:table-cell>
          <table:table-cell table:number-columns-repeated="61"/>
        </table:table-row>
        <table:table-row table:style-name="ro1">
          <table:covered-table-cell/>
          <table:table-cell table:style-name="ce2" table:formula="of:=[.B79]+[.F73]+[.J70]" office:value-type="float" office:value="-2.64" calcext:value-type="float">
            <text:p>-2.64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61"/>
        </table:table-row>
        <table:table-row table:style-name="ro1">
          <table:covered-table-cell/>
          <table:table-cell table:style-name="ce2" table:formula="of:=[.F74]+[.N71]" office:value-type="float" office:value="26.4" calcext:value-type="float">
            <text:p>26.4</text:p>
          </table:table-cell>
          <table:table-cell table:style-name="ce26" office:value-type="float" office:value="13" calcext:value-type="float">
            <text:p>13</text:p>
          </table:table-cell>
          <table:table-cell table:number-columns-repeated="61"/>
        </table:table-row>
        <table:table-row table:style-name="ro1">
          <table:covered-table-cell/>
          <table:table-cell table:style-name="ce2" table:formula="of:=[.F75]+[.N72]" office:value-type="float" office:value="0" calcext:value-type="float">
            <text:p>0</text:p>
          </table:table-cell>
          <table:table-cell table:style-name="ce26" office:value-type="float" office:value="14" calcext:value-type="float">
            <text:p>14</text:p>
          </table:table-cell>
          <table:table-cell table:number-columns-repeated="61"/>
        </table:table-row>
        <table:table-row table:style-name="ro1">
          <table:covered-table-cell/>
          <table:table-cell table:style-name="ce2" table:formula="of:=[.J79]" office:value-type="float" office:value="-2.64" calcext:value-type="float">
            <text:p>-2.64</text:p>
          </table:table-cell>
          <table:table-cell table:style-name="ce26" office:value-type="float" office:value="18" calcext:value-type="float">
            <text:p>18</text:p>
          </table:table-cell>
          <table:table-cell table:number-columns-repeated="61"/>
        </table:table-row>
        <table:table-row table:style-name="ro1">
          <table:covered-table-cell/>
          <table:table-cell table:style-name="ce2" table:formula="of:=[.J74]+[.N77]" office:value-type="float" office:value="26.4" calcext:value-type="float">
            <text:p>26.4</text:p>
          </table:table-cell>
          <table:table-cell table:style-name="ce26" office:value-type="float" office:value="19" calcext:value-type="float">
            <text:p>19</text:p>
          </table:table-cell>
          <table:table-cell table:number-columns-repeated="61"/>
        </table:table-row>
        <table:table-row table:style-name="ro1">
          <table:covered-table-cell/>
          <table:table-cell table:style-name="ce2" table:formula="of:=[.J76]+[.N79]" office:value-type="float" office:value="0" calcext:value-type="float">
            <text:p>0</text:p>
          </table:table-cell>
          <table:table-cell table:style-name="ce26" office:value-type="float" office:value="21" calcext:value-type="float">
            <text:p>21</text:p>
          </table:table-cell>
          <table:table-cell table:number-columns-repeated="61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1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12">
          <table:table-cell/>
          <table:table-cell table:style-name="Default"/>
          <table:table-cell table:number-columns-repeated="62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expression table:name="a" table:base-cell-address="$K_Q4_savijanje.$A$1" table:expression="['file:///C:/Users/NikolaWin/Desktop/MKE/123.xlsx'#$Sheet1.$B$6]"/>
        <table:named-expression table:name="b" table:base-cell-address="$K_Q4_savijanje.$A$1" table:expression="['file:///C:/Users/NikolaWin/Desktop/MKE/123.xlsx'#$Sheet1.$B$7]"/>
        <table:named-expression table:name="Ex" table:base-cell-address="$K_Q4_savijanje.$A$1" table:expression="['file:///C:/Users/NikolaWin/Desktop/MKE/123.xlsx'#$Sheet1.$E$2]"/>
        <table:named-expression table:name="Exy" table:base-cell-address="$K_Q4_savijanje.$A$1" table:expression="['file:///C:/Users/NikolaWin/Desktop/MKE/123.xlsx'#$Sheet1.$E$4]"/>
        <table:named-expression table:name="Ey" table:base-cell-address="$K_Q4_savijanje.$A$1" table:expression="['file:///C:/Users/NikolaWin/Desktop/MKE/123.xlsx'#$Sheet1.$E$3]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style:rfc-language-tag="sr-Latn-RS" fo:language="sr" fo:script="Latn" fo:country="R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">
      <number:number number:decimal-places="3" loext:min-decimal-places="3" number:min-integer-digits="1"/>
    </number:number-style>
    <number:number-style style:name="N142">
      <number:number number:decimal-places="1" loext:min-decimal-places="1" number:min-integer-digits="1"/>
    </number:number-style>
    <number:number-style style:name="N14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2" style:volatile="true">
      <loext:text> £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 style:data-style-name="N2" text:time-value="20:45:14.5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8-28T23:42:13.834000000</dc:date>
    <meta:editing-duration>PT6H20M33S</meta:editing-duration>
    <meta:editing-cycles>31</meta:editing-cycles>
    <meta:generator>LibreOffice/6.4.5.2$Windows_x86 LibreOffice_project/a726b36747cf2001e06b58ad5db1aa3a9a1872d6</meta:generator>
    <meta:document-statistic meta:table-count="1" meta:cell-count="895" meta:object-count="0"/>
  </office:meta>
</office:document-meta>
</file>